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18cm" fo:min-width="3.21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.0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028cm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7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18cm" fo:min-width="2.203cm"/>
    </style:style>
    <style:style style:name="gr11" style:family="graphic" style:parent-style-name="standard">
      <style:graphic-properties draw:textarea-horizontal-align="justify" draw:textarea-vertical-align="middle" draw:auto-grow-height="false" fo:min-height="2.006cm" fo:min-width="12.7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18cm" fo:min-width="1.91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18cm" fo:min-width="1.5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.7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318cm" fo:min-width="1.319cm"/>
    </style:style>
    <style:style style:name="gr18" style:family="graphic" style:parent-style-name="objectwithoutfill">
      <style:graphic-properties svg:stroke-color="#666666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5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cm" fo:min-width="2.5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8.748cm"/>
    </style:style>
    <style:style style:name="gr22" style:family="graphic" style:parent-style-name="standard">
      <style:graphic-properties draw:textarea-horizontal-align="justify" draw:textarea-vertical-align="middle" draw:auto-grow-height="false" fo:min-height="2.458cm" fo:min-width="16.8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873cm" fo:min-width="2.203cm"/>
    </style:style>
    <style:style style:name="gr24" style:family="graphic" style:parent-style-name="standard">
      <style:graphic-properties draw:textarea-horizontal-align="justify" draw:textarea-vertical-align="middle" draw:auto-grow-height="false" fo:min-height="2.818cm" fo:min-width="18.068cm"/>
    </style:style>
    <style:style style:name="gr25" style:family="graphic" style:parent-style-name="standard">
      <style:graphic-properties draw:textarea-horizontal-align="justify" draw:textarea-vertical-align="middle" draw:auto-grow-height="false" fo:min-height="7.24cm" fo:min-width="17.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3.2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29cm" fo:min-width="1.4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0.7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2.4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649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946cm" fo:min-width="13.996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8.9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5cm" fo:min-width="1.518cm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7.204cm" fo:min-width="17.65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361cm" fo:min-width="2.10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1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69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63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337cm" fo:min-width="1.41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3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6.98cm" fo:min-width="0.705cm"/>
    </style:style>
    <style:style style:name="gr45" style:family="graphic" style:parent-style-name="standard">
      <style:graphic-properties draw:stroke="none" draw:fill="none" fo:min-height="0.84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8cm"/>
    </style:style>
    <style:style style:name="gr47" style:family="graphic" style:parent-style-name="standard">
      <style:graphic-properties draw:stroke="none" svg:stroke-color="#000000" draw:fill="none" draw:fill-color="#ffffff" fo:min-height="1.54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8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76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717cm" fo:min-width="1.2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0.637cm"/>
    </style:style>
    <style:style style:name="gr53" style:family="graphic" style:parent-style-name="standard">
      <style:graphic-properties draw:stroke="none" svg:stroke-color="#000000" draw:fill="none" draw:fill-color="#ffffff" fo:min-height="3.04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6cm" fo:min-width="2.47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185cm" fo:min-width="1.14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718cm" fo:min-width="3.65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9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8.025cm" fo:min-width="5.22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8cm" fo:min-width="10.09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5cm" fo:min-width="9.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88cm" fo:min-width="17.92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5.5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98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8cm" fo:min-width="6.10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5cm" fo:min-width="8.00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118cm" fo:min-width="17.922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8pt" style:font-size-asian="48pt" style:font-size-complex="48pt"/>
    </style:style>
    <style:style style:name="P7" style:family="paragraph">
      <loext:graphic-properties draw:fill="none" draw:fill-color="#ffffff"/>
      <style:text-properties style:font-size-asian="1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end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/>
      <style:text-properties fo:font-size="11pt" style:font-size-asian="11pt" style:font-size-complex="11pt"/>
    </style:style>
    <style:style style:name="P13" style:family="paragraph">
      <style:paragraph-properties fo:line-height="150%" fo:text-align="end"/>
    </style:style>
    <style:style style:name="P14" style:family="paragraph">
      <loext:graphic-properties draw:fill="none" draw:fill-color="#ffffff"/>
      <style:paragraph-properties fo:line-height="150%" fo:text-align="end"/>
      <style:text-properties style:font-size-asian="18pt"/>
    </style:style>
    <style:style style:name="P15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13pt" style:font-size-asian="13pt" style:font-size-complex="13pt"/>
    </style:style>
    <style:style style:name="P21" style:family="paragraph">
      <loext:graphic-properties draw:fill="none" draw:fill-color="#ffffff"/>
      <style:paragraph-properties fo:text-align="end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text-properties fo:font-size="32pt" style:font-size-asian="32pt" style:font-size-complex="32pt"/>
    </style:style>
    <style:style style:name="P24" style:family="paragraph">
      <loext:graphic-properties draw:fill="none"/>
      <style:text-properties style:font-size-asian="24pt"/>
    </style:style>
    <style:style style:name="P2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6" style:family="paragraph">
      <loext:graphic-properties draw:fill="none" draw:fill-color="#ffffff"/>
      <style:text-properties fo:font-size="60pt" style:font-size-asian="60pt" style:font-size-complex="60pt"/>
    </style:style>
    <style:style style:name="P27" style:family="paragraph">
      <loext:graphic-properties draw:fill="none" draw:fill-color="#ffffff"/>
      <style:text-properties fo:font-size="18pt" style:font-size-asian="18pt" style:font-size-complex="18pt"/>
    </style:style>
    <style:style style:name="P28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font-size-asian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3.5cm" svg:height="2.5cm" svg:x="1.8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3" draw:text-style-name="P4" draw:layer="layout" svg:width="3.711cm" svg:height="22.268cm" svg:x="0.907cm" svg:y="3.3cm">
          <draw:text-box>
            <text:p text:style-name="P3"><text:span text:style-name="T2">　：</text:span><text:span text:style-name="T2">00</text:span></text:p>
            <text:p text:style-name="P3"><text:span text:style-name="T2">10</text:span></text:p>
            <text:p text:style-name="P3"><text:span text:style-name="T2">20</text:span></text:p>
            <text:p text:style-name="P3"><text:span text:style-name="T2">30</text:span></text:p>
            <text:p text:style-name="P3"><text:span text:style-name="T2">40</text:span></text:p>
            <text:p text:style-name="P3"><text:span text:style-name="T2">50</text:span></text:p>
            <text:p text:style-name="P3"><text:span text:style-name="T2">　：</text:span><text:span text:style-name="T2">00</text:span></text:p>
            <text:p text:style-name="P3"><text:span text:style-name="T2">10</text:span></text:p>
            <text:p text:style-name="P3"><text:span text:style-name="T2">20</text:span></text:p>
            <text:p text:style-name="P3"><text:span text:style-name="T2">30</text:span></text:p>
            <text:p text:style-name="P3"><text:span text:style-name="T2">40</text:span></text:p>
            <text:p text:style-name="P3"><text:span text:style-name="T2">50</text:span></text:p>
            <text:p text:style-name="P3"><text:span text:style-name="T2">　：</text:span><text:span text:style-name="T2">00</text:span></text:p>
          </draw:text-box>
        </draw:frame>
        <draw:line draw:style-name="gr4" draw:text-style-name="P5" draw:layer="layout" svg:x1="3.8cm" svg:y1="4cm" svg:x2="19.4cm" svg:y2="4cm">
          <text:p/>
        </draw:line>
        <draw:line draw:style-name="gr4" draw:text-style-name="P5" draw:layer="layout" svg:x1="3.8cm" svg:y1="13.6cm" svg:x2="19.4cm" svg:y2="13.6cm">
          <text:p/>
        </draw:line>
        <draw:line draw:style-name="gr4" draw:text-style-name="P5" draw:layer="layout" svg:x1="3.8cm" svg:y1="23.2cm" svg:x2="19.4cm" svg:y2="23.2cm">
          <text:p/>
        </draw:line>
        <draw:line draw:style-name="gr4" draw:text-style-name="P5" draw:layer="layout" svg:x1="15.7cm" svg:y1="2.9cm" svg:x2="15.8cm" svg:y2="28.3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6.9cm" svg:y="1.514cm">
          <draw:text-box>
            <text:p><text:span text:style-name="T4">月　　　日　　　　曜日 <text:s/>　なまえ</text:span></text:p>
          </draw:text-box>
        </draw:frame>
        <draw:line draw:style-name="gr7" draw:text-style-name="P5" draw:layer="layout" svg:x1="3.9cm" svg:y1="5.477cm" svg:x2="19.5cm" svg:y2="5.477cm">
          <text:p/>
        </draw:line>
        <draw:line draw:style-name="gr7" draw:text-style-name="P5" draw:layer="layout" svg:x1="3.9cm" svg:y1="7.138cm" svg:x2="19.5cm" svg:y2="7.138cm">
          <text:p/>
        </draw:line>
        <draw:line draw:style-name="gr7" draw:text-style-name="P5" draw:layer="layout" svg:x1="3.9cm" svg:y1="8.8cm" svg:x2="19.5cm" svg:y2="8.8cm">
          <text:p/>
        </draw:line>
        <draw:line draw:style-name="gr7" draw:text-style-name="P5" draw:layer="layout" svg:x1="3.9cm" svg:y1="10.462cm" svg:x2="19.5cm" svg:y2="10.462cm">
          <text:p/>
        </draw:line>
        <draw:line draw:style-name="gr7" draw:text-style-name="P5" draw:layer="layout" svg:x1="3.9cm" svg:y1="12.123cm" svg:x2="19.5cm" svg:y2="12.123cm">
          <text:p/>
        </draw:line>
        <draw:line draw:style-name="gr7" draw:text-style-name="P5" draw:layer="layout" svg:x1="3.9cm" svg:y1="15.077cm" svg:x2="19.5cm" svg:y2="15.077cm">
          <text:p/>
        </draw:line>
        <draw:line draw:style-name="gr7" draw:text-style-name="P5" draw:layer="layout" svg:x1="3.9cm" svg:y1="16.738cm" svg:x2="19.5cm" svg:y2="16.738cm">
          <text:p/>
        </draw:line>
        <draw:line draw:style-name="gr7" draw:text-style-name="P5" draw:layer="layout" svg:x1="3.9cm" svg:y1="18.4cm" svg:x2="19.5cm" svg:y2="18.4cm">
          <text:p/>
        </draw:line>
        <draw:line draw:style-name="gr7" draw:text-style-name="P5" draw:layer="layout" svg:x1="3.9cm" svg:y1="20.062cm" svg:x2="19.5cm" svg:y2="20.062cm">
          <text:p/>
        </draw:line>
        <draw:line draw:style-name="gr7" draw:text-style-name="P5" draw:layer="layout" svg:x1="3.9cm" svg:y1="21.723cm" svg:x2="19.5cm" svg:y2="21.723cm">
          <text:p/>
        </draw:line>
        <draw:frame draw:style-name="gr8" draw:text-style-name="P7" draw:layer="layout" svg:width="2.979cm" svg:height="0.886cm" svg:x="2.021cm" svg:y="25.914cm">
          <draw:text-box>
            <text:p><text:span text:style-name="T4">こうひょう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1" draw:text-style-name="P1" draw:layer="layout" svg:width="13.5cm" svg:height="2.5cm" svg:x="1.7cm" svg:y="2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10" draw:text-style-name="P9" draw:layer="layout" svg:width="2.703cm" svg:height="22.268cm" svg:x="1cm" svg:y="3.5cm">
          <draw:text-box>
            <text:p text:style-name="P3"><text:span text:style-name="T5">　</text:span><text:span text:style-name="T5">6</text:span><text:span text:style-name="T5">：</text:span><text:span text:style-name="T5">00</text:span></text:p>
            <text:p text:style-name="P3"><text:span text:style-name="T5">10</text:span></text:p>
            <text:p text:style-name="P3"><text:span text:style-name="T5">20</text:span></text:p>
            <text:p text:style-name="P3"><text:span text:style-name="T5">30</text:span></text:p>
            <text:p text:style-name="P3"><text:span text:style-name="T5">40</text:span></text:p>
            <text:p text:style-name="P3"><text:span text:style-name="T5">50</text:span></text:p>
            <text:p text:style-name="P3"><text:span text:style-name="T5">　</text:span><text:span text:style-name="T5">7</text:span><text:span text:style-name="T5">：</text:span><text:span text:style-name="T5">00</text:span></text:p>
            <text:p text:style-name="P3"><text:span text:style-name="T5">10</text:span></text:p>
            <text:p text:style-name="P3"><text:span text:style-name="T5">20</text:span></text:p>
            <text:p text:style-name="P3"><text:span text:style-name="T5">30</text:span></text:p>
            <text:p text:style-name="P3"><text:span text:style-name="T5">40</text:span></text:p>
            <text:p text:style-name="P3"><text:span text:style-name="T5">50</text:span></text:p>
            <text:p text:style-name="P3"><text:span text:style-name="T5">　</text:span><text:span text:style-name="T5">8</text:span><text:span text:style-name="T5">：</text:span><text:span text:style-name="T5">00</text:span></text:p>
            <text:p text:style-name="P3"><text:span text:style-name="T5">01</text:span></text:p>
            <text:p text:style-name="P3"><text:span text:style-name="T5">20</text:span></text:p>
            <text:p text:style-name="P3"><text:span text:style-name="T5">30</text:span></text:p>
            <text:p text:style-name="P3"><text:span text:style-name="T5">40</text:span></text:p>
            <text:p text:style-name="P3"><text:span text:style-name="T5">50</text:span></text:p>
            <text:p text:style-name="P3"><text:span text:style-name="T5">　</text:span><text:span text:style-name="T5">9</text:span><text:span text:style-name="T5">：</text:span><text:span text:style-name="T5">00</text:span></text:p>
            <text:p text:style-name="P3"><text:span text:style-name="T5">10</text:span></text:p>
            <text:p text:style-name="P3"><text:span text:style-name="T5">20</text:span></text:p>
            <text:p text:style-name="P3"><text:span text:style-name="T5">30</text:span></text:p>
            <text:p text:style-name="P3"><text:span text:style-name="T5">40</text:span></text:p>
            <text:p text:style-name="P3"><text:span text:style-name="T5">50</text:span></text:p>
            <text:p text:style-name="P3"><text:span text:style-name="T5">10</text:span><text:span text:style-name="T5">：</text:span><text:span text:style-name="T5">00</text:span></text:p>
          </draw:text-box>
        </draw:frame>
        <draw:line draw:style-name="gr4" draw:text-style-name="P5" draw:layer="layout" svg:x1="3.5cm" svg:y1="4cm" svg:x2="19.1cm" svg:y2="4cm">
          <text:p/>
        </draw:line>
        <draw:line draw:style-name="gr4" draw:text-style-name="P5" draw:layer="layout" svg:x1="3.5cm" svg:y1="9.2cm" svg:x2="19.1cm" svg:y2="9.2cm">
          <text:p/>
        </draw:line>
        <draw:line draw:style-name="gr4" draw:text-style-name="P5" draw:layer="layout" svg:x1="3.5cm" svg:y1="14.4cm" svg:x2="19.1cm" svg:y2="14.4cm">
          <text:p/>
        </draw:line>
        <draw:line draw:style-name="gr4" draw:text-style-name="P5" draw:layer="layout" svg:x1="3.5cm" svg:y1="19.6cm" svg:x2="19.1cm" svg:y2="19.6cm">
          <text:p/>
        </draw:line>
        <draw:line draw:style-name="gr4" draw:text-style-name="P5" draw:layer="layout" svg:x1="3.5cm" svg:y1="24.8cm" svg:x2="19.1cm" svg:y2="24.8cm">
          <text:p/>
        </draw:line>
        <draw:line draw:style-name="gr4" draw:text-style-name="P5" draw:layer="layout" svg:x1="19.2cm" svg:y1="1.4cm" svg:x2="19.3cm" svg:y2="26.8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6.9cm" svg:y="1.514cm">
          <draw:text-box>
            <text:p><text:span text:style-name="T4">月　　　日　　　　曜日 <text:s/>　なまえ</text:span></text:p>
          </draw:text-box>
        </draw:frame>
        <draw:line draw:style-name="gr7" draw:text-style-name="P5" draw:layer="layout" svg:x1="3.6cm" svg:y1="4.8cm" svg:x2="19.2cm" svg:y2="4.8cm">
          <text:p/>
        </draw:line>
        <draw:line draw:style-name="gr7" draw:text-style-name="P5" draw:layer="layout" svg:x1="3.6cm" svg:y1="5.7cm" svg:x2="19.2cm" svg:y2="5.7cm">
          <text:p/>
        </draw:line>
        <draw:line draw:style-name="gr7" draw:text-style-name="P5" draw:layer="layout" svg:x1="3.6cm" svg:y1="6.6cm" svg:x2="19.2cm" svg:y2="6.6cm">
          <text:p/>
        </draw:line>
        <draw:line draw:style-name="gr7" draw:text-style-name="P5" draw:layer="layout" svg:x1="3.6cm" svg:y1="7.5cm" svg:x2="19.2cm" svg:y2="7.5cm">
          <text:p/>
        </draw:line>
        <draw:line draw:style-name="gr7" draw:text-style-name="P5" draw:layer="layout" svg:x1="3.6cm" svg:y1="8.4cm" svg:x2="19.2cm" svg:y2="8.4cm">
          <text:p/>
        </draw:line>
        <draw:line draw:style-name="gr7" draw:text-style-name="P5" draw:layer="layout" svg:x1="3.6cm" svg:y1="10cm" svg:x2="19.2cm" svg:y2="10cm">
          <text:p/>
        </draw:line>
        <draw:line draw:style-name="gr7" draw:text-style-name="P5" draw:layer="layout" svg:x1="3.6cm" svg:y1="10.9cm" svg:x2="19.2cm" svg:y2="10.9cm">
          <text:p/>
        </draw:line>
        <draw:line draw:style-name="gr7" draw:text-style-name="P5" draw:layer="layout" svg:x1="3.6cm" svg:y1="11.8cm" svg:x2="19.2cm" svg:y2="11.8cm">
          <text:p/>
        </draw:line>
        <draw:line draw:style-name="gr7" draw:text-style-name="P5" draw:layer="layout" svg:x1="3.6cm" svg:y1="12.7cm" svg:x2="19.2cm" svg:y2="12.7cm">
          <text:p/>
        </draw:line>
        <draw:line draw:style-name="gr7" draw:text-style-name="P5" draw:layer="layout" svg:x1="3.6cm" svg:y1="13.6cm" svg:x2="19.2cm" svg:y2="13.6cm">
          <text:p/>
        </draw:line>
        <draw:line draw:style-name="gr7" draw:text-style-name="P5" draw:layer="layout" svg:x1="3.6cm" svg:y1="15.2cm" svg:x2="19.2cm" svg:y2="15.2cm">
          <text:p/>
        </draw:line>
        <draw:line draw:style-name="gr7" draw:text-style-name="P5" draw:layer="layout" svg:x1="3.6cm" svg:y1="16.1cm" svg:x2="19.2cm" svg:y2="16.1cm">
          <text:p/>
        </draw:line>
        <draw:line draw:style-name="gr7" draw:text-style-name="P5" draw:layer="layout" svg:x1="3.6cm" svg:y1="17cm" svg:x2="19.2cm" svg:y2="17cm">
          <text:p/>
        </draw:line>
        <draw:line draw:style-name="gr7" draw:text-style-name="P5" draw:layer="layout" svg:x1="3.6cm" svg:y1="17.9cm" svg:x2="19.2cm" svg:y2="17.9cm">
          <text:p/>
        </draw:line>
        <draw:line draw:style-name="gr7" draw:text-style-name="P5" draw:layer="layout" svg:x1="3.6cm" svg:y1="18.8cm" svg:x2="19.2cm" svg:y2="18.8cm">
          <text:p/>
        </draw:line>
        <draw:line draw:style-name="gr7" draw:text-style-name="P5" draw:layer="layout" svg:x1="3.6cm" svg:y1="20.4cm" svg:x2="19.2cm" svg:y2="20.4cm">
          <text:p/>
        </draw:line>
        <draw:line draw:style-name="gr7" draw:text-style-name="P5" draw:layer="layout" svg:x1="3.6cm" svg:y1="21.3cm" svg:x2="19.2cm" svg:y2="21.3cm">
          <text:p/>
        </draw:line>
        <draw:line draw:style-name="gr7" draw:text-style-name="P5" draw:layer="layout" svg:x1="3.6cm" svg:y1="22.2cm" svg:x2="19.2cm" svg:y2="22.2cm">
          <text:p/>
        </draw:line>
        <draw:line draw:style-name="gr7" draw:text-style-name="P5" draw:layer="layout" svg:x1="3.6cm" svg:y1="23.1cm" svg:x2="19.2cm" svg:y2="23.1cm">
          <text:p/>
        </draw:line>
        <draw:line draw:style-name="gr7" draw:text-style-name="P5" draw:layer="layout" svg:x1="3.6cm" svg:y1="24cm" svg:x2="19.2cm" svg:y2="24cm">
          <text:p/>
        </draw:line>
        <draw:frame draw:style-name="gr8" draw:text-style-name="P7" draw:layer="layout" svg:width="2.979cm" svg:height="0.886cm" svg:x="2.021cm" svg:y="25.914cm">
          <draw:text-box>
            <text:p><text:span text:style-name="T4">こうひょう</text:span></text:p>
          </draw:text-box>
        </draw:frame>
        <draw:line draw:style-name="gr4" draw:text-style-name="P5" draw:layer="layout" svg:x1="16.2cm" svg:y1="2.8cm" svg:x2="16.3cm" svg:y2="27.1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custom-shape draw:style-name="gr11" draw:text-style-name="P1" draw:layer="layout" svg:width="13.5cm" svg:height="2.5cm" svg:x="1.8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12" draw:text-style-name="P10" draw:layer="layout" svg:width="2.413cm" svg:height="22.268cm" svg:x="1cm" svg:y="3.5cm">
          <draw:text-box>
            <text:p text:style-name="P3"><text:span text:style-name="T6">8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　</text:span><text:span text:style-name="T6">9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10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　</text:span><text:span text:style-name="T6">11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　</text:span><text:span text:style-name="T6">12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　</text:span><text:span text:style-name="T6">1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/></text:p>
          </draw:text-box>
        </draw:frame>
        <draw:line draw:style-name="gr4" draw:text-style-name="P5" draw:layer="layout" svg:x1="3.5cm" svg:y1="4cm" svg:x2="19.1cm" svg:y2="4cm">
          <text:p/>
        </draw:line>
        <draw:line draw:style-name="gr4" draw:text-style-name="P5" draw:layer="layout" svg:x1="3.5cm" svg:y1="7.775cm" svg:x2="19.1cm" svg:y2="7.775cm">
          <text:p/>
        </draw:line>
        <draw:line draw:style-name="gr4" draw:text-style-name="P5" draw:layer="layout" svg:x1="3.5cm" svg:y1="11.55cm" svg:x2="19.1cm" svg:y2="11.55cm">
          <text:p/>
        </draw:line>
        <draw:line draw:style-name="gr4" draw:text-style-name="P5" draw:layer="layout" svg:x1="3.5cm" svg:y1="15.325cm" svg:x2="19.1cm" svg:y2="15.325cm">
          <text:p/>
        </draw:line>
        <draw:line draw:style-name="gr4" draw:text-style-name="P5" draw:layer="layout" svg:x1="3.5cm" svg:y1="19.1cm" svg:x2="19.1cm" svg:y2="19.1cm">
          <text:p/>
        </draw:line>
        <draw:line draw:style-name="gr4" draw:text-style-name="P5" draw:layer="layout" svg:x1="15.7cm" svg:y1="2.9cm" svg:x2="15.8cm" svg:y2="28.3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6.9cm" svg:y="1.514cm">
          <draw:text-box>
            <text:p><text:span text:style-name="T4">月　　　日　　　　曜日 <text:s/>　なまえ</text:span></text:p>
          </draw:text-box>
        </draw:frame>
        <draw:line draw:style-name="gr7" draw:text-style-name="P5" draw:layer="layout" svg:x1="3.6cm" svg:y1="4.581cm" svg:x2="19.2cm" svg:y2="4.581cm">
          <text:p/>
        </draw:line>
        <draw:line draw:style-name="gr7" draw:text-style-name="P5" draw:layer="layout" svg:x1="3.6cm" svg:y1="5.234cm" svg:x2="19.2cm" svg:y2="5.234cm">
          <text:p/>
        </draw:line>
        <draw:line draw:style-name="gr7" draw:text-style-name="P5" draw:layer="layout" svg:x1="3.6cm" svg:y1="5.888cm" svg:x2="19.2cm" svg:y2="5.888cm">
          <text:p/>
        </draw:line>
        <draw:line draw:style-name="gr7" draw:text-style-name="P5" draw:layer="layout" svg:x1="3.6cm" svg:y1="6.541cm" svg:x2="19.2cm" svg:y2="6.541cm">
          <text:p/>
        </draw:line>
        <draw:line draw:style-name="gr7" draw:text-style-name="P5" draw:layer="layout" svg:x1="3.6cm" svg:y1="7.194cm" svg:x2="19.2cm" svg:y2="7.194cm">
          <text:p/>
        </draw:line>
        <draw:line draw:style-name="gr7" draw:text-style-name="P5" draw:layer="layout" svg:x1="3.6cm" svg:y1="8.356cm" svg:x2="19.2cm" svg:y2="8.356cm">
          <text:p/>
        </draw:line>
        <draw:line draw:style-name="gr7" draw:text-style-name="P5" draw:layer="layout" svg:x1="3.6cm" svg:y1="9.009cm" svg:x2="19.2cm" svg:y2="9.009cm">
          <text:p/>
        </draw:line>
        <draw:line draw:style-name="gr7" draw:text-style-name="P5" draw:layer="layout" svg:x1="3.6cm" svg:y1="9.663cm" svg:x2="19.2cm" svg:y2="9.663cm">
          <text:p/>
        </draw:line>
        <draw:line draw:style-name="gr7" draw:text-style-name="P5" draw:layer="layout" svg:x1="3.6cm" svg:y1="10.316cm" svg:x2="19.2cm" svg:y2="10.316cm">
          <text:p/>
        </draw:line>
        <draw:line draw:style-name="gr7" draw:text-style-name="P5" draw:layer="layout" svg:x1="3.6cm" svg:y1="10.969cm" svg:x2="19.2cm" svg:y2="10.969cm">
          <text:p/>
        </draw:line>
        <draw:line draw:style-name="gr7" draw:text-style-name="P5" draw:layer="layout" svg:x1="3.6cm" svg:y1="12.131cm" svg:x2="19.2cm" svg:y2="12.131cm">
          <text:p/>
        </draw:line>
        <draw:line draw:style-name="gr7" draw:text-style-name="P5" draw:layer="layout" svg:x1="3.6cm" svg:y1="12.784cm" svg:x2="19.2cm" svg:y2="12.784cm">
          <text:p/>
        </draw:line>
        <draw:line draw:style-name="gr7" draw:text-style-name="P5" draw:layer="layout" svg:x1="3.6cm" svg:y1="13.438cm" svg:x2="19.2cm" svg:y2="13.438cm">
          <text:p/>
        </draw:line>
        <draw:line draw:style-name="gr7" draw:text-style-name="P5" draw:layer="layout" svg:x1="3.6cm" svg:y1="14.091cm" svg:x2="19.2cm" svg:y2="14.091cm">
          <text:p/>
        </draw:line>
        <draw:line draw:style-name="gr7" draw:text-style-name="P5" draw:layer="layout" svg:x1="3.6cm" svg:y1="14.744cm" svg:x2="19.2cm" svg:y2="14.744cm">
          <text:p/>
        </draw:line>
        <draw:line draw:style-name="gr7" draw:text-style-name="P5" draw:layer="layout" svg:x1="3.6cm" svg:y1="15.906cm" svg:x2="19.2cm" svg:y2="15.906cm">
          <text:p/>
        </draw:line>
        <draw:line draw:style-name="gr7" draw:text-style-name="P5" draw:layer="layout" svg:x1="3.6cm" svg:y1="16.559cm" svg:x2="19.2cm" svg:y2="16.559cm">
          <text:p/>
        </draw:line>
        <draw:line draw:style-name="gr7" draw:text-style-name="P5" draw:layer="layout" svg:x1="3.6cm" svg:y1="17.213cm" svg:x2="19.2cm" svg:y2="17.213cm">
          <text:p/>
        </draw:line>
        <draw:line draw:style-name="gr7" draw:text-style-name="P5" draw:layer="layout" svg:x1="3.6cm" svg:y1="17.866cm" svg:x2="19.2cm" svg:y2="17.866cm">
          <text:p/>
        </draw:line>
        <draw:line draw:style-name="gr7" draw:text-style-name="P5" draw:layer="layout" svg:x1="3.6cm" svg:y1="18.519cm" svg:x2="19.2cm" svg:y2="18.519cm">
          <text:p/>
        </draw:line>
        <draw:frame draw:style-name="gr8" draw:text-style-name="P7" draw:layer="layout" svg:width="2.979cm" svg:height="0.886cm" svg:x="2.021cm" svg:y="25.914cm">
          <draw:text-box>
            <text:p><text:span text:style-name="T4">こうひょう</text:span></text:p>
          </draw:text-box>
        </draw:frame>
        <draw:line draw:style-name="gr4" draw:text-style-name="P5" draw:layer="layout" svg:x1="3.4cm" svg:y1="22.894cm" svg:x2="19cm" svg:y2="22.894cm">
          <text:p/>
        </draw:line>
        <draw:line draw:style-name="gr7" draw:text-style-name="P5" draw:layer="layout" svg:x1="3.5cm" svg:y1="19.7cm" svg:x2="19.1cm" svg:y2="19.7cm">
          <text:p/>
        </draw:line>
        <draw:line draw:style-name="gr7" draw:text-style-name="P5" draw:layer="layout" svg:x1="3.5cm" svg:y1="20.353cm" svg:x2="19.1cm" svg:y2="20.353cm">
          <text:p/>
        </draw:line>
        <draw:line draw:style-name="gr7" draw:text-style-name="P5" draw:layer="layout" svg:x1="3.5cm" svg:y1="21.007cm" svg:x2="19.1cm" svg:y2="21.007cm">
          <text:p/>
        </draw:line>
        <draw:line draw:style-name="gr7" draw:text-style-name="P5" draw:layer="layout" svg:x1="3.5cm" svg:y1="21.66cm" svg:x2="19.1cm" svg:y2="21.66cm">
          <text:p/>
        </draw:line>
        <draw:line draw:style-name="gr7" draw:text-style-name="P5" draw:layer="layout" svg:x1="3.5cm" svg:y1="22.313cm" svg:x2="19.1cm" svg:y2="22.313cm">
          <text:p/>
        </draw:line>
        <draw:line draw:style-name="gr7" draw:text-style-name="P5" draw:layer="layout" svg:x1="3.5cm" svg:y1="23.475cm" svg:x2="19.1cm" svg:y2="23.475cm">
          <text:p/>
        </draw:line>
        <draw:line draw:style-name="gr7" draw:text-style-name="P5" draw:layer="layout" svg:x1="3.5cm" svg:y1="24.128cm" svg:x2="19.1cm" svg:y2="24.128cm">
          <text:p/>
        </draw:line>
        <draw:line draw:style-name="gr7" draw:text-style-name="P5" draw:layer="layout" svg:x1="3.5cm" svg:y1="24.782cm" svg:x2="19.1cm" svg:y2="24.782cm">
          <text:p/>
        </draw:lin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custom-shape draw:style-name="gr13" draw:text-style-name="P1" draw:layer="layout" svg:width="13.5cm" svg:height="2.5cm" svg:x="2.8cm" svg:y="25.8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14" draw:text-style-name="P10" draw:layer="layout" svg:width="2.099cm" svg:height="22.268cm" svg:x="1cm" svg:y="3.5cm">
          <draw:text-box>
            <text:p text:style-name="P3"><text:span text:style-name="T6">4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　</text:span><text:span text:style-name="T6">5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6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　</text:span><text:span text:style-name="T6">7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　</text:span><text:span text:style-name="T6">8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>40</text:span></text:p>
            <text:p text:style-name="P3"><text:span text:style-name="T6">50</text:span></text:p>
            <text:p text:style-name="P3"><text:span text:style-name="T6">　</text:span><text:span text:style-name="T6">9</text:span><text:span text:style-name="T6">：</text:span><text:span text:style-name="T6">00</text:span></text:p>
            <text:p text:style-name="P3"><text:span text:style-name="T6">10</text:span></text:p>
            <text:p text:style-name="P3"><text:span text:style-name="T6">20</text:span></text:p>
            <text:p text:style-name="P3"><text:span text:style-name="T6">30</text:span></text:p>
            <text:p text:style-name="P3"><text:span text:style-name="T6"/></text:p>
          </draw:text-box>
        </draw:frame>
        <draw:line draw:style-name="gr4" draw:text-style-name="P5" draw:layer="layout" svg:x1="3.6cm" svg:y1="4cm" svg:x2="19.2cm" svg:y2="4cm">
          <text:p/>
        </draw:line>
        <draw:line draw:style-name="gr4" draw:text-style-name="P5" draw:layer="layout" svg:x1="3.5cm" svg:y1="7.775cm" svg:x2="19.1cm" svg:y2="7.775cm">
          <text:p/>
        </draw:line>
        <draw:line draw:style-name="gr4" draw:text-style-name="P5" draw:layer="layout" svg:x1="3.5cm" svg:y1="11.55cm" svg:x2="19.1cm" svg:y2="11.55cm">
          <text:p/>
        </draw:line>
        <draw:line draw:style-name="gr4" draw:text-style-name="P5" draw:layer="layout" svg:x1="3.5cm" svg:y1="15.325cm" svg:x2="19.1cm" svg:y2="15.325cm">
          <text:p/>
        </draw:line>
        <draw:line draw:style-name="gr4" draw:text-style-name="P5" draw:layer="layout" svg:x1="3.5cm" svg:y1="19.1cm" svg:x2="19.1cm" svg:y2="19.1cm">
          <text:p/>
        </draw:line>
        <draw:line draw:style-name="gr4" draw:text-style-name="P5" draw:layer="layout" svg:x1="15.7cm" svg:y1="2.9cm" svg:x2="15.8cm" svg:y2="28.3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11" draw:layer="layout" svg:width="8.528cm" svg:height="0.886cm" svg:x="6.9cm" svg:y="1.514cm">
          <draw:text-box>
            <text:p>月　　　日　　　　曜日 <text:s/>　なまえ</text:p>
          </draw:text-box>
        </draw:frame>
        <draw:line draw:style-name="gr7" draw:text-style-name="P5" draw:layer="layout" svg:x1="3.6cm" svg:y1="4.581cm" svg:x2="19.2cm" svg:y2="4.581cm">
          <text:p/>
        </draw:line>
        <draw:line draw:style-name="gr7" draw:text-style-name="P5" draw:layer="layout" svg:x1="3.6cm" svg:y1="5.234cm" svg:x2="19.2cm" svg:y2="5.234cm">
          <text:p/>
        </draw:line>
        <draw:line draw:style-name="gr7" draw:text-style-name="P5" draw:layer="layout" svg:x1="3.6cm" svg:y1="5.888cm" svg:x2="19.2cm" svg:y2="5.888cm">
          <text:p/>
        </draw:line>
        <draw:line draw:style-name="gr7" draw:text-style-name="P5" draw:layer="layout" svg:x1="3.6cm" svg:y1="6.541cm" svg:x2="19.2cm" svg:y2="6.541cm">
          <text:p/>
        </draw:line>
        <draw:line draw:style-name="gr7" draw:text-style-name="P5" draw:layer="layout" svg:x1="3.6cm" svg:y1="7.194cm" svg:x2="19.2cm" svg:y2="7.194cm">
          <text:p/>
        </draw:line>
        <draw:line draw:style-name="gr7" draw:text-style-name="P5" draw:layer="layout" svg:x1="3.6cm" svg:y1="8.356cm" svg:x2="19.2cm" svg:y2="8.356cm">
          <text:p/>
        </draw:line>
        <draw:line draw:style-name="gr7" draw:text-style-name="P5" draw:layer="layout" svg:x1="3.6cm" svg:y1="9.009cm" svg:x2="19.2cm" svg:y2="9.009cm">
          <text:p/>
        </draw:line>
        <draw:line draw:style-name="gr7" draw:text-style-name="P5" draw:layer="layout" svg:x1="3.6cm" svg:y1="9.663cm" svg:x2="19.2cm" svg:y2="9.663cm">
          <text:p/>
        </draw:line>
        <draw:line draw:style-name="gr7" draw:text-style-name="P5" draw:layer="layout" svg:x1="3.6cm" svg:y1="10.316cm" svg:x2="19.2cm" svg:y2="10.316cm">
          <text:p/>
        </draw:line>
        <draw:line draw:style-name="gr7" draw:text-style-name="P5" draw:layer="layout" svg:x1="3.6cm" svg:y1="10.969cm" svg:x2="19.2cm" svg:y2="10.969cm">
          <text:p/>
        </draw:line>
        <draw:line draw:style-name="gr7" draw:text-style-name="P5" draw:layer="layout" svg:x1="3.6cm" svg:y1="12.131cm" svg:x2="19.2cm" svg:y2="12.131cm">
          <text:p/>
        </draw:line>
        <draw:line draw:style-name="gr7" draw:text-style-name="P5" draw:layer="layout" svg:x1="3.6cm" svg:y1="12.784cm" svg:x2="19.2cm" svg:y2="12.784cm">
          <text:p/>
        </draw:line>
        <draw:line draw:style-name="gr7" draw:text-style-name="P5" draw:layer="layout" svg:x1="3.6cm" svg:y1="13.438cm" svg:x2="19.2cm" svg:y2="13.438cm">
          <text:p/>
        </draw:line>
        <draw:line draw:style-name="gr7" draw:text-style-name="P5" draw:layer="layout" svg:x1="3.6cm" svg:y1="14.091cm" svg:x2="19.2cm" svg:y2="14.091cm">
          <text:p/>
        </draw:line>
        <draw:line draw:style-name="gr7" draw:text-style-name="P5" draw:layer="layout" svg:x1="3.6cm" svg:y1="14.744cm" svg:x2="19.2cm" svg:y2="14.744cm">
          <text:p/>
        </draw:line>
        <draw:line draw:style-name="gr7" draw:text-style-name="P5" draw:layer="layout" svg:x1="3.6cm" svg:y1="15.906cm" svg:x2="19.2cm" svg:y2="15.906cm">
          <text:p/>
        </draw:line>
        <draw:line draw:style-name="gr7" draw:text-style-name="P5" draw:layer="layout" svg:x1="3.6cm" svg:y1="16.559cm" svg:x2="19.2cm" svg:y2="16.559cm">
          <text:p/>
        </draw:line>
        <draw:line draw:style-name="gr7" draw:text-style-name="P5" draw:layer="layout" svg:x1="3.6cm" svg:y1="17.213cm" svg:x2="19.2cm" svg:y2="17.213cm">
          <text:p/>
        </draw:line>
        <draw:line draw:style-name="gr7" draw:text-style-name="P5" draw:layer="layout" svg:x1="3.6cm" svg:y1="17.866cm" svg:x2="19.2cm" svg:y2="17.866cm">
          <text:p/>
        </draw:line>
        <draw:line draw:style-name="gr7" draw:text-style-name="P5" draw:layer="layout" svg:x1="3.6cm" svg:y1="18.519cm" svg:x2="19.2cm" svg:y2="18.519cm">
          <text:p/>
        </draw:line>
        <draw:frame draw:style-name="gr8" draw:text-style-name="P11" draw:layer="layout" svg:width="2.979cm" svg:height="0.886cm" svg:x="2.021cm" svg:y="25.914cm">
          <draw:text-box>
            <text:p>こうひょう</text:p>
          </draw:text-box>
        </draw:frame>
        <draw:line draw:style-name="gr4" draw:text-style-name="P5" draw:layer="layout" svg:x1="3.4cm" svg:y1="22.894cm" svg:x2="19cm" svg:y2="22.894cm">
          <text:p/>
        </draw:line>
        <draw:line draw:style-name="gr7" draw:text-style-name="P5" draw:layer="layout" svg:x1="3.5cm" svg:y1="19.7cm" svg:x2="19.1cm" svg:y2="19.7cm">
          <text:p/>
        </draw:line>
        <draw:line draw:style-name="gr7" draw:text-style-name="P5" draw:layer="layout" svg:x1="3.5cm" svg:y1="20.353cm" svg:x2="19.1cm" svg:y2="20.353cm">
          <text:p/>
        </draw:line>
        <draw:line draw:style-name="gr7" draw:text-style-name="P5" draw:layer="layout" svg:x1="3.5cm" svg:y1="21.007cm" svg:x2="19.1cm" svg:y2="21.007cm">
          <text:p/>
        </draw:line>
        <draw:line draw:style-name="gr7" draw:text-style-name="P5" draw:layer="layout" svg:x1="3.5cm" svg:y1="21.66cm" svg:x2="19.1cm" svg:y2="21.66cm">
          <text:p/>
        </draw:line>
        <draw:line draw:style-name="gr7" draw:text-style-name="P5" draw:layer="layout" svg:x1="3.5cm" svg:y1="22.313cm" svg:x2="19.1cm" svg:y2="22.313cm">
          <text:p/>
        </draw:line>
        <draw:line draw:style-name="gr7" draw:text-style-name="P5" draw:layer="layout" svg:x1="3.5cm" svg:y1="23.475cm" svg:x2="19.1cm" svg:y2="23.475cm">
          <text:p/>
        </draw:line>
        <draw:line draw:style-name="gr7" draw:text-style-name="P5" draw:layer="layout" svg:x1="3.5cm" svg:y1="24.128cm" svg:x2="19.1cm" svg:y2="24.128cm">
          <text:p/>
        </draw:line>
        <draw:line draw:style-name="gr7" draw:text-style-name="P5" draw:layer="layout" svg:x1="3.5cm" svg:y1="24.782cm" svg:x2="19.1cm" svg:y2="24.782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custom-shape draw:style-name="gr1" draw:text-style-name="P1" draw:layer="layout" svg:width="13.5cm" svg:height="2.5cm" svg:x="1.8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15" draw:text-style-name="P10" draw:layer="layout" svg:width="2.242cm" svg:height="22.336cm" svg:x="1cm" svg:y="3.5cm">
          <draw:text-box>
            <text:p text:style-name="P3"><text:span text:style-name="T6">10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11: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12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1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2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3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4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5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6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7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8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9</text:span><text:span text:style-name="T6">：</text:span><text:span text:style-name="T6">00</text:span></text:p>
            <text:p text:style-name="P3"><text:span text:style-name="T6">20</text:span></text:p>
          </draw:text-box>
        </draw:frame>
        <draw:line draw:style-name="gr4" draw:text-style-name="P5" draw:layer="layout" svg:x1="3.5cm" svg:y1="4cm" svg:x2="19.1cm" svg:y2="4cm">
          <text:p/>
        </draw:line>
        <draw:line draw:style-name="gr4" draw:text-style-name="P5" draw:layer="layout" svg:x1="3.5cm" svg:y1="5.801cm" svg:x2="19.1cm" svg:y2="5.801cm">
          <text:p/>
        </draw:line>
        <draw:line draw:style-name="gr4" draw:text-style-name="P5" draw:layer="layout" svg:x1="3.5cm" svg:y1="7.684cm" svg:x2="19.1cm" svg:y2="7.684cm">
          <text:p/>
        </draw:line>
        <draw:line draw:style-name="gr4" draw:text-style-name="P5" draw:layer="layout" svg:x1="3.5cm" svg:y1="9.429cm" svg:x2="19.1cm" svg:y2="9.429cm">
          <text:p/>
        </draw:line>
        <draw:line draw:style-name="gr4" draw:text-style-name="P5" draw:layer="layout" svg:x1="3.5cm" svg:y1="11.261cm" svg:x2="19.1cm" svg:y2="11.261cm">
          <text:p/>
        </draw:line>
        <draw:line draw:style-name="gr4" draw:text-style-name="P5" draw:layer="layout" svg:x1="15.7cm" svg:y1="2.9cm" svg:x2="15.8cm" svg:y2="28.3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6.9cm" svg:y="1.514cm">
          <draw:text-box>
            <text:p><text:span text:style-name="T4">月　　　日　　　　曜日 <text:s/>　なまえ</text:span></text:p>
          </draw:text-box>
        </draw:frame>
        <draw:line draw:style-name="gr7" draw:text-style-name="P5" draw:layer="layout" svg:x1="3.6cm" svg:y1="4.534cm" svg:x2="19.2cm" svg:y2="4.534cm">
          <text:p/>
        </draw:line>
        <draw:line draw:style-name="gr7" draw:text-style-name="P5" draw:layer="layout" svg:x1="3.6cm" svg:y1="5.186cm" svg:x2="19.2cm" svg:y2="5.186cm">
          <text:p/>
        </draw:line>
        <draw:line draw:style-name="gr7" draw:text-style-name="P5" draw:layer="layout" svg:x1="3.6cm" svg:y1="6.417cm" svg:x2="19.2cm" svg:y2="6.417cm">
          <text:p/>
        </draw:line>
        <draw:line draw:style-name="gr7" draw:text-style-name="P5" draw:layer="layout" svg:x1="3.6cm" svg:y1="7.069cm" svg:x2="19.2cm" svg:y2="7.069cm">
          <text:p/>
        </draw:line>
        <draw:line draw:style-name="gr7" draw:text-style-name="P5" draw:layer="layout" svg:x1="3.6cm" svg:y1="8.3cm" svg:x2="19.2cm" svg:y2="8.3cm">
          <text:p/>
        </draw:line>
        <draw:line draw:style-name="gr7" draw:text-style-name="P5" draw:layer="layout" svg:x1="3.6cm" svg:y1="8.831cm" svg:x2="19.2cm" svg:y2="8.831cm">
          <text:p/>
        </draw:line>
        <draw:line draw:style-name="gr7" draw:text-style-name="P5" draw:layer="layout" svg:x1="3.6cm" svg:y1="10.028cm" svg:x2="19.2cm" svg:y2="10.028cm">
          <text:p/>
        </draw:line>
        <draw:line draw:style-name="gr7" draw:text-style-name="P5" draw:layer="layout" svg:x1="3.6cm" svg:y1="10.662cm" svg:x2="19.2cm" svg:y2="10.662cm">
          <text:p/>
        </draw:line>
        <draw:frame draw:style-name="gr8" draw:text-style-name="P7" draw:layer="layout" svg:width="2.979cm" svg:height="0.886cm" svg:x="2.021cm" svg:y="25.914cm">
          <draw:text-box>
            <text:p><text:span text:style-name="T4">こうひょう</text:span></text:p>
          </draw:text-box>
        </draw:frame>
        <draw:line draw:style-name="gr4" draw:text-style-name="P5" draw:layer="layout" svg:x1="3.4cm" svg:y1="13.101cm" svg:x2="19cm" svg:y2="13.101cm">
          <text:p/>
        </draw:line>
        <draw:line draw:style-name="gr7" draw:text-style-name="P5" draw:layer="layout" svg:x1="3.5cm" svg:y1="11.869cm" svg:x2="19.1cm" svg:y2="11.869cm">
          <text:p/>
        </draw:line>
        <draw:line draw:style-name="gr7" draw:text-style-name="P5" draw:layer="layout" svg:x1="3.5cm" svg:y1="12.503cm" svg:x2="19.1cm" svg:y2="12.503cm">
          <text:p/>
        </draw:line>
        <draw:line draw:style-name="gr7" draw:text-style-name="P5" draw:layer="layout" svg:x1="3.5cm" svg:y1="13.7cm" svg:x2="19.1cm" svg:y2="13.7cm">
          <text:p/>
        </draw:line>
        <draw:line draw:style-name="gr4" draw:text-style-name="P5" draw:layer="layout" svg:x1="3.5cm" svg:y1="15.281cm" svg:x2="19.1cm" svg:y2="15.281cm">
          <text:p/>
        </draw:line>
        <draw:line draw:style-name="gr4" draw:text-style-name="P5" draw:layer="layout" svg:x1="3.5cm" svg:y1="17.155cm" svg:x2="19.1cm" svg:y2="17.155cm">
          <text:p/>
        </draw:line>
        <draw:line draw:style-name="gr4" draw:text-style-name="P5" draw:layer="layout" svg:x1="3.5cm" svg:y1="19.029cm" svg:x2="19.1cm" svg:y2="19.029cm">
          <text:p/>
        </draw:line>
        <draw:line draw:style-name="gr4" draw:text-style-name="P5" draw:layer="layout" svg:x1="3.5cm" svg:y1="20.904cm" svg:x2="19.1cm" svg:y2="20.904cm">
          <text:p/>
        </draw:line>
        <draw:line draw:style-name="gr7" draw:text-style-name="P5" draw:layer="layout" svg:x1="3.6cm" svg:y1="14.668cm" svg:x2="19.2cm" svg:y2="14.668cm">
          <text:p/>
        </draw:line>
        <draw:line draw:style-name="gr7" draw:text-style-name="P5" draw:layer="layout" svg:x1="3.6cm" svg:y1="15.893cm" svg:x2="19.2cm" svg:y2="15.893cm">
          <text:p/>
        </draw:line>
        <draw:line draw:style-name="gr7" draw:text-style-name="P5" draw:layer="layout" svg:x1="3.6cm" svg:y1="16.542cm" svg:x2="19.2cm" svg:y2="16.542cm">
          <text:p/>
        </draw:line>
        <draw:line draw:style-name="gr7" draw:text-style-name="P5" draw:layer="layout" svg:x1="3.6cm" svg:y1="17.768cm" svg:x2="19.2cm" svg:y2="17.768cm">
          <text:p/>
        </draw:line>
        <draw:line draw:style-name="gr7" draw:text-style-name="P5" draw:layer="layout" svg:x1="3.6cm" svg:y1="18.417cm" svg:x2="19.2cm" svg:y2="18.417cm">
          <text:p/>
        </draw:line>
        <draw:line draw:style-name="gr7" draw:text-style-name="P5" draw:layer="layout" svg:x1="3.6cm" svg:y1="19.642cm" svg:x2="19.2cm" svg:y2="19.642cm">
          <text:p/>
        </draw:line>
        <draw:line draw:style-name="gr7" draw:text-style-name="P5" draw:layer="layout" svg:x1="3.6cm" svg:y1="20.291cm" svg:x2="19.2cm" svg:y2="20.291cm">
          <text:p/>
        </draw:line>
        <draw:line draw:style-name="gr4" draw:text-style-name="P5" draw:layer="layout" svg:x1="3.4cm" svg:y1="22.787cm" svg:x2="19cm" svg:y2="22.787cm">
          <text:p/>
        </draw:line>
        <draw:line draw:style-name="gr7" draw:text-style-name="P5" draw:layer="layout" svg:x1="3.5cm" svg:y1="21.526cm" svg:x2="19.1cm" svg:y2="21.526cm">
          <text:p/>
        </draw:line>
        <draw:line draw:style-name="gr7" draw:text-style-name="P5" draw:layer="layout" svg:x1="3.5cm" svg:y1="22.175cm" svg:x2="19.1cm" svg:y2="22.175cm">
          <text:p/>
        </draw:line>
        <draw:line draw:style-name="gr7" draw:text-style-name="P5" draw:layer="layout" svg:x1="3.5cm" svg:y1="23.4cm" svg:x2="19.1cm" svg:y2="23.4cm">
          <text:p/>
        </draw:line>
        <draw:line draw:style-name="gr4" draw:text-style-name="P5" draw:layer="layout" svg:x1="3.4cm" svg:y1="24.688cm" svg:x2="19cm" svg:y2="24.688cm">
          <text:p/>
        </draw:line>
        <draw:line draw:style-name="gr7" draw:text-style-name="P5" draw:layer="layout" svg:x1="3.5cm" svg:y1="24.076cm" svg:x2="19.1cm" svg:y2="24.076cm">
          <text:p/>
        </draw:line>
        <draw:line draw:style-name="gr7" draw:text-style-name="P5" draw:layer="layout" svg:x1="3.5cm" svg:y1="25.301cm" svg:x2="19.1cm" svg:y2="25.301cm">
          <text:p/>
        </draw:lin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custom-shape draw:style-name="gr1" draw:text-style-name="P1" draw:layer="layout" svg:width="17.6cm" svg:height="3cm" svg:x="1.8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6.7cm" svg:height="1.098cm" svg:x="1.457cm" svg:y="1.5cm">
          <draw:text-box>
            <text:p><text:span text:style-name="T1">おとなのよてい表</text:span></text:p>
          </draw:text-box>
        </draw:frame>
        <draw:frame draw:style-name="gr17" draw:text-style-name="P12" draw:layer="layout" svg:width="1.819cm" svg:height="21.568cm" svg:x="1cm" svg:y="3.5cm">
          <draw:text-box>
            <text:p text:style-name="P3"><text:span text:style-name="T7">8: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9: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10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11: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12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1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2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3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4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5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6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7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8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9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10</text:span><text:span text:style-name="T7">：</text:span><text:span text:style-name="T7">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>　</text:span><text:span text:style-name="T7">11:00</text:span></text:p>
            <text:p text:style-name="P3"><text:span text:style-name="T7">20</text:span></text:p>
            <text:p text:style-name="P3"><text:span text:style-name="T7">40</text:span></text:p>
            <text:p text:style-name="P3"><text:span text:style-name="T7"/></text:p>
          </draw:text-box>
        </draw:frame>
        <draw:line draw:style-name="gr4" draw:text-style-name="P5" draw:layer="layout" svg:x1="3.5cm" svg:y1="4cm" svg:x2="19.1cm" svg:y2="4cm">
          <text:p/>
        </draw:line>
        <draw:line draw:style-name="gr18" draw:text-style-name="P5" draw:layer="layout" svg:x1="3.5cm" svg:y1="7.842cm" svg:x2="19.1cm" svg:y2="7.842cm">
          <text:p/>
        </draw:line>
        <draw:line draw:style-name="gr18" draw:text-style-name="P5" draw:layer="layout" svg:x1="3.5cm" svg:y1="11.718cm" svg:x2="19.1cm" svg:y2="11.718cm">
          <text:p/>
        </draw:line>
        <draw:line draw:style-name="gr18" draw:text-style-name="P5" draw:layer="layout" svg:x1="3.5cm" svg:y1="15.634cm" svg:x2="19.1cm" svg:y2="15.634cm">
          <text:p/>
        </draw:line>
        <draw:line draw:style-name="gr18" draw:text-style-name="P5" draw:layer="layout" svg:x1="3.5cm" svg:y1="19.48cm" svg:x2="19.1cm" svg:y2="19.48cm">
          <text:p/>
        </draw:line>
        <draw:line draw:style-name="gr4" draw:text-style-name="P5" draw:layer="layout" svg:x1="10.5cm" svg:y1="2.9cm" svg:x2="10.5cm" svg:y2="25cm">
          <text:p/>
        </draw:line>
        <draw:line draw:style-name="gr4" draw:text-style-name="P5" draw:layer="layout" svg:x1="3.6cm" svg:y1="2.8cm" svg:x2="19.2cm" svg:y2="2.8cm">
          <text:p/>
        </draw:line>
        <draw:frame draw:style-name="gr19" draw:text-style-name="P7" draw:layer="layout" svg:width="8.088cm" svg:height="0.886cm" svg:x="8.772cm" svg:y="1.514cm">
          <draw:text-box>
            <text:p><text:span text:style-name="T4">月　　　日　　　　曜日 <text:s/>　名前</text:span></text:p>
          </draw:text-box>
        </draw:frame>
        <draw:line draw:style-name="gr18" draw:text-style-name="P5" draw:layer="layout" svg:x1="3.6cm" svg:y1="5.234cm" svg:x2="19.2cm" svg:y2="5.234cm">
          <text:p/>
        </draw:line>
        <draw:line draw:style-name="gr18" draw:text-style-name="P5" draw:layer="layout" svg:x1="3.6cm" svg:y1="6.576cm" svg:x2="19.2cm" svg:y2="6.576cm">
          <text:p/>
        </draw:line>
        <draw:line draw:style-name="gr18" draw:text-style-name="P5" draw:layer="layout" svg:x1="3.6cm" svg:y1="9.11cm" svg:x2="19.2cm" svg:y2="9.11cm">
          <text:p/>
        </draw:line>
        <draw:line draw:style-name="gr18" draw:text-style-name="P5" draw:layer="layout" svg:x1="3.6cm" svg:y1="10.452cm" svg:x2="19.2cm" svg:y2="10.452cm">
          <text:p/>
        </draw:line>
        <draw:line draw:style-name="gr18" draw:text-style-name="P5" draw:layer="layout" svg:x1="3.6cm" svg:y1="12.985cm" svg:x2="19.2cm" svg:y2="12.985cm">
          <text:p/>
        </draw:line>
        <draw:line draw:style-name="gr18" draw:text-style-name="P5" draw:layer="layout" svg:x1="3.6cm" svg:y1="14.378cm" svg:x2="19.2cm" svg:y2="14.378cm">
          <text:p/>
        </draw:line>
        <draw:line draw:style-name="gr18" draw:text-style-name="P5" draw:layer="layout" svg:x1="3.6cm" svg:y1="16.891cm" svg:x2="19.2cm" svg:y2="16.891cm">
          <text:p/>
        </draw:line>
        <draw:line draw:style-name="gr18" draw:text-style-name="P5" draw:layer="layout" svg:x1="3.6cm" svg:y1="18.222cm" svg:x2="19.2cm" svg:y2="18.222cm">
          <text:p/>
        </draw:line>
        <draw:frame draw:style-name="gr20" draw:text-style-name="P14" draw:layer="layout" svg:width="3.042cm" svg:height="2.79cm" svg:x="2.021cm" svg:y="25.914cm">
          <draw:text-box>
            <text:p text:style-name="P13"><text:span text:style-name="T4">目標</text:span></text:p>
            <text:p text:style-name="P13"><text:span text:style-name="T4">自己評価</text:span></text:p>
            <text:p text:style-name="P13"><text:span text:style-name="T4">講評</text:span></text:p>
          </draw:text-box>
        </draw:frame>
        <draw:line draw:style-name="gr4" draw:text-style-name="P5" draw:layer="layout" svg:x1="3.4cm" svg:y1="23.342cm" svg:x2="19cm" svg:y2="23.342cm">
          <text:p/>
        </draw:line>
        <draw:line draw:style-name="gr18" draw:text-style-name="P5" draw:layer="layout" svg:x1="3.5cm" svg:y1="20.756cm" svg:x2="19.1cm" svg:y2="20.756cm">
          <text:p/>
        </draw:line>
        <draw:line draw:style-name="gr18" draw:text-style-name="P5" draw:layer="layout" svg:x1="3.5cm" svg:y1="22.087cm" svg:x2="19.1cm" svg:y2="22.087cm">
          <text:p/>
        </draw:line>
        <draw:line draw:style-name="gr18" draw:text-style-name="P5" draw:layer="layout" svg:x1="3.5cm" svg:y1="24.6cm" svg:x2="19.1cm" svg:y2="24.6cm">
          <text:p/>
        </draw:line>
        <draw:line draw:style-name="gr4" draw:text-style-name="P5" draw:layer="layout" svg:x1="15cm" svg:y1="2.9cm" svg:x2="15cm" svg:y2="25cm">
          <text:p/>
        </draw:line>
        <draw:frame draw:style-name="gr21" draw:text-style-name="P2" draw:layer="layout" svg:width="9.248cm" svg:height="1.2cm" svg:x="10.752cm" svg:y="2.8cm">
          <draw:text-box>
            <text:p><text:span text:style-name="T1">自己評価　　第三者評価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draw:custom-shape draw:style-name="gr22" draw:text-style-name="P1" draw:layer="layout" svg:width="17.6cm" svg:height="3cm" svg:x="1.8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23" draw:text-style-name="P15" draw:layer="layout" svg:width="2.703cm" svg:height="20.123cm" svg:x="1.04cm" svg:y="3.5cm">
          <draw:text-box>
            <text:p text:style-name="P3"><text:span text:style-name="T5">　</text:span><text:span text:style-name="T5">2</text:span><text:span text:style-name="T5">：</text:span><text:span text:style-name="T5">00</text:span></text:p>
            <text:p text:style-name="P3"><text:span text:style-name="T5">20</text:span></text:p>
            <text:p text:style-name="P3"><text:span text:style-name="T5">40</text:span></text:p>
            <text:p text:style-name="P3"><text:span text:style-name="T5">　</text:span><text:span text:style-name="T5">3</text:span><text:span text:style-name="T5">：</text:span><text:span text:style-name="T5">00</text:span></text:p>
            <text:p text:style-name="P3"><text:span text:style-name="T5">20</text:span></text:p>
            <text:p text:style-name="P3"><text:span text:style-name="T5">40</text:span></text:p>
            <text:p text:style-name="P3"><text:span text:style-name="T5">4</text:span><text:span text:style-name="T5">：</text:span><text:span text:style-name="T5">00</text:span></text:p>
            <text:p text:style-name="P3"><text:span text:style-name="T5">20</text:span></text:p>
            <text:p text:style-name="P3"><text:span text:style-name="T5">40</text:span></text:p>
            <text:p text:style-name="P3"><text:span text:style-name="T5">　</text:span><text:span text:style-name="T5">5</text:span><text:span text:style-name="T5">：</text:span><text:span text:style-name="T5">00</text:span></text:p>
            <text:p text:style-name="P3"><text:span text:style-name="T5">20</text:span></text:p>
            <text:p text:style-name="P3"><text:span text:style-name="T5">40</text:span></text:p>
            <text:p text:style-name="P3"><text:span text:style-name="T5">6</text:span><text:span text:style-name="T5">：</text:span><text:span text:style-name="T5">00</text:span></text:p>
            <text:p text:style-name="P3"><text:span text:style-name="T5">20</text:span></text:p>
            <text:p text:style-name="P3"><text:span text:style-name="T5">40</text:span></text:p>
            <text:p text:style-name="P3"><text:span text:style-name="T5">　</text:span><text:span text:style-name="T5">7</text:span><text:span text:style-name="T5">：</text:span><text:span text:style-name="T5">00</text:span></text:p>
            <text:p text:style-name="P3"><text:span text:style-name="T5">20</text:span></text:p>
            <text:p text:style-name="P3"><text:span text:style-name="T5">40</text:span></text:p>
            <text:p text:style-name="P3"><text:span text:style-name="T5">　</text:span><text:span text:style-name="T5">8</text:span><text:span text:style-name="T5">：</text:span><text:span text:style-name="T5">00</text:span></text:p>
            <text:p text:style-name="P3"><text:span text:style-name="T5">20</text:span></text:p>
            <text:p text:style-name="P3"><text:span text:style-name="T5">40</text:span></text:p>
            <text:p text:style-name="P3"><text:span text:style-name="T5">　</text:span><text:span text:style-name="T5">9</text:span><text:span text:style-name="T5">：</text:span><text:span text:style-name="T5">00</text:span></text:p>
            <text:p text:style-name="P3"><text:span text:style-name="T5">20</text:span></text:p>
          </draw:text-box>
        </draw:frame>
        <draw:line draw:style-name="gr4" draw:text-style-name="P5" draw:layer="layout" svg:x1="3.5cm" svg:y1="4cm" svg:x2="19.1cm" svg:y2="4cm">
          <text:p/>
        </draw:line>
        <draw:line draw:style-name="gr4" draw:text-style-name="P5" draw:layer="layout" svg:x1="3.5cm" svg:y1="6.486cm" svg:x2="19.1cm" svg:y2="6.486cm">
          <text:p/>
        </draw:line>
        <draw:line draw:style-name="gr4" draw:text-style-name="P5" draw:layer="layout" svg:x1="3.5cm" svg:y1="9.085cm" svg:x2="19.1cm" svg:y2="9.085cm">
          <text:p/>
        </draw:line>
        <draw:line draw:style-name="gr4" draw:text-style-name="P5" draw:layer="layout" svg:x1="3.5cm" svg:y1="11.493cm" svg:x2="19.1cm" svg:y2="11.493cm">
          <text:p/>
        </draw:line>
        <draw:line draw:style-name="gr4" draw:text-style-name="P5" draw:layer="layout" svg:x1="3.5cm" svg:y1="14.022cm" svg:x2="19.1cm" svg:y2="14.022cm">
          <text:p/>
        </draw:line>
        <draw:line draw:style-name="gr4" draw:text-style-name="P5" draw:layer="layout" svg:x1="15.7cm" svg:y1="2.9cm" svg:x2="15.8cm" svg:y2="25.7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8.772cm" svg:y="1.514cm">
          <draw:text-box>
            <text:p><text:span text:style-name="T4">月　　　日　　　　曜日 <text:s/>　なまえ</text:span></text:p>
          </draw:text-box>
        </draw:frame>
        <draw:line draw:style-name="gr7" draw:text-style-name="P5" draw:layer="layout" svg:x1="3.6cm" svg:y1="4.737cm" svg:x2="19.2cm" svg:y2="4.737cm">
          <text:p/>
        </draw:line>
        <draw:line draw:style-name="gr7" draw:text-style-name="P5" draw:layer="layout" svg:x1="3.6cm" svg:y1="5.637cm" svg:x2="19.2cm" svg:y2="5.637cm">
          <text:p/>
        </draw:line>
        <draw:line draw:style-name="gr7" draw:text-style-name="P5" draw:layer="layout" svg:x1="3.6cm" svg:y1="7.336cm" svg:x2="19.2cm" svg:y2="7.336cm">
          <text:p/>
        </draw:line>
        <draw:line draw:style-name="gr7" draw:text-style-name="P5" draw:layer="layout" svg:x1="3.6cm" svg:y1="8.236cm" svg:x2="19.2cm" svg:y2="8.236cm">
          <text:p/>
        </draw:line>
        <draw:line draw:style-name="gr7" draw:text-style-name="P5" draw:layer="layout" svg:x1="3.6cm" svg:y1="9.935cm" svg:x2="19.2cm" svg:y2="9.935cm">
          <text:p/>
        </draw:line>
        <draw:line draw:style-name="gr7" draw:text-style-name="P5" draw:layer="layout" svg:x1="3.6cm" svg:y1="10.668cm" svg:x2="19.2cm" svg:y2="10.668cm">
          <text:p/>
        </draw:line>
        <draw:line draw:style-name="gr7" draw:text-style-name="P5" draw:layer="layout" svg:x1="3.6cm" svg:y1="12.32cm" svg:x2="19.2cm" svg:y2="12.32cm">
          <text:p/>
        </draw:line>
        <draw:line draw:style-name="gr7" draw:text-style-name="P5" draw:layer="layout" svg:x1="3.6cm" svg:y1="13.195cm" svg:x2="19.2cm" svg:y2="13.195cm">
          <text:p/>
        </draw:line>
        <draw:frame draw:style-name="gr20" draw:text-style-name="P14" draw:layer="layout" svg:width="3.042cm" svg:height="2.79cm" svg:x="2.021cm" svg:y="25.914cm">
          <draw:text-box>
            <text:p text:style-name="P13"><text:span text:style-name="T4">目標</text:span></text:p>
            <text:p text:style-name="P13"><text:span text:style-name="T4">自己評価</text:span></text:p>
            <text:p text:style-name="P13"><text:span text:style-name="T4">講評</text:span></text:p>
          </draw:text-box>
        </draw:frame>
        <draw:line draw:style-name="gr4" draw:text-style-name="P5" draw:layer="layout" svg:x1="3.4cm" svg:y1="16.561cm" svg:x2="19cm" svg:y2="16.561cm">
          <text:p/>
        </draw:line>
        <draw:line draw:style-name="gr7" draw:text-style-name="P5" draw:layer="layout" svg:x1="3.5cm" svg:y1="14.861cm" svg:x2="19.1cm" svg:y2="14.861cm">
          <text:p/>
        </draw:line>
        <draw:line draw:style-name="gr7" draw:text-style-name="P5" draw:layer="layout" svg:x1="3.5cm" svg:y1="15.736cm" svg:x2="19.1cm" svg:y2="15.736cm">
          <text:p/>
        </draw:line>
        <draw:line draw:style-name="gr7" draw:text-style-name="P5" draw:layer="layout" svg:x1="3.5cm" svg:y1="17.388cm" svg:x2="19.1cm" svg:y2="17.388cm">
          <text:p/>
        </draw:line>
        <draw:line draw:style-name="gr4" draw:text-style-name="P5" draw:layer="layout" svg:x1="3.5cm" svg:y1="19.57cm" svg:x2="19.1cm" svg:y2="19.57cm">
          <text:p/>
        </draw:line>
        <draw:line draw:style-name="gr4" draw:text-style-name="P5" draw:layer="layout" svg:x1="3.5cm" svg:y1="22.157cm" svg:x2="19.1cm" svg:y2="22.157cm">
          <text:p/>
        </draw:line>
        <draw:line draw:style-name="gr4" draw:text-style-name="P5" draw:layer="layout" svg:x1="3.5cm" svg:y1="24.743cm" svg:x2="19.1cm" svg:y2="24.743cm">
          <text:p/>
        </draw:line>
        <draw:line draw:style-name="gr7" draw:text-style-name="P5" draw:layer="layout" svg:x1="3.6cm" svg:y1="18.724cm" svg:x2="19.2cm" svg:y2="18.724cm">
          <text:p/>
        </draw:line>
        <draw:line draw:style-name="gr7" draw:text-style-name="P5" draw:layer="layout" svg:x1="3.6cm" svg:y1="20.415cm" svg:x2="19.2cm" svg:y2="20.415cm">
          <text:p/>
        </draw:line>
        <draw:line draw:style-name="gr7" draw:text-style-name="P5" draw:layer="layout" svg:x1="3.6cm" svg:y1="21.311cm" svg:x2="19.2cm" svg:y2="21.311cm">
          <text:p/>
        </draw:line>
        <draw:line draw:style-name="gr7" draw:text-style-name="P5" draw:layer="layout" svg:x1="3.6cm" svg:y1="23.003cm" svg:x2="19.2cm" svg:y2="23.003cm">
          <text:p/>
        </draw:line>
        <draw:line draw:style-name="gr7" draw:text-style-name="P5" draw:layer="layout" svg:x1="3.6cm" svg:y1="23.899cm" svg:x2="19.2cm" svg:y2="23.899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custom-shape draw:style-name="gr24" draw:text-style-name="P1" draw:layer="layout" svg:width="18.9cm" svg:height="3.4cm" svg:x="1.1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9cm" svg:height="8.3cm" svg:x="1.015cm" svg:y="2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3.707cm" svg:height="1.2cm" svg:x="1.3cm" svg:y="2.3cm">
          <draw:text-box>
            <text:p><text:span text:style-name="T1">もくひょう</text:span></text:p>
          </draw:text-box>
        </draw:frame>
        <draw:frame draw:style-name="gr27" draw:text-style-name="P16" draw:layer="layout" svg:width="1.946cm" svg:height="13.779cm" svg:x="1cm" svg:y="5.826cm">
          <draw:text-box>
            <text:p text:style-name="P3"><text:span text:style-name="T8">：</text:span><text:span text:style-name="T8">00</text:span></text:p>
            <text:p text:style-name="P3"><text:span text:style-name="T8">20</text:span></text:p>
            <text:p text:style-name="P3"><text:span text:style-name="T8">40</text:span></text:p>
            <text:p text:style-name="P3"><text:span text:style-name="T8">　：</text:span><text:span text:style-name="T8">00</text:span></text:p>
            <text:p text:style-name="P3"><text:span text:style-name="T8">20</text:span></text:p>
            <text:p text:style-name="P3"><text:span text:style-name="T8">40</text:span></text:p>
            <text:p text:style-name="P3"><text:span text:style-name="T8">：</text:span><text:span text:style-name="T8">00</text:span></text:p>
            <text:p text:style-name="P3"><text:span text:style-name="T8">20</text:span></text:p>
            <text:p text:style-name="P3"><text:span text:style-name="T8">40</text:span></text:p>
            <text:p text:style-name="P3"><text:span text:style-name="T8">　：</text:span><text:span text:style-name="T8">00</text:span></text:p>
            <text:p text:style-name="P3"><text:span text:style-name="T8">20</text:span></text:p>
            <text:p text:style-name="P3"><text:span text:style-name="T8">40</text:span></text:p>
            <text:p text:style-name="P3"><text:span text:style-name="T8">：</text:span><text:span text:style-name="T8">00</text:span></text:p>
            <text:p text:style-name="P3"><text:span text:style-name="T8">20</text:span></text:p>
            <text:p text:style-name="P3"><text:span text:style-name="T8">40</text:span></text:p>
            <text:p text:style-name="P3"><text:span text:style-name="T8">　：</text:span><text:span text:style-name="T8">00</text:span></text:p>
            <text:p text:style-name="P3"><text:span text:style-name="T8">20</text:span></text:p>
            <text:p text:style-name="P3"><text:span text:style-name="T8">40</text:span></text:p>
            <text:p text:style-name="P3"><text:span text:style-name="T8">:</text:span><text:span text:style-name="T8">：</text:span><text:span text:style-name="T8">00</text:span></text:p>
          </draw:text-box>
        </draw:frame>
        <draw:line draw:style-name="gr4" draw:text-style-name="P5" draw:layer="layout" svg:x1="2.208cm" svg:y1="6.226cm" svg:x2="19.1cm" svg:y2="6.226cm">
          <text:p/>
        </draw:line>
        <draw:line draw:style-name="gr4" draw:text-style-name="P5" draw:layer="layout" svg:x1="2.208cm" svg:y1="8.339cm" svg:x2="19.1cm" svg:y2="8.339cm">
          <text:p/>
        </draw:line>
        <draw:line draw:style-name="gr4" draw:text-style-name="P5" draw:layer="layout" svg:x1="2.208cm" svg:y1="10.454cm" svg:x2="19.1cm" svg:y2="10.454cm">
          <text:p/>
        </draw:line>
        <draw:line draw:style-name="gr4" draw:text-style-name="P5" draw:layer="layout" svg:x1="2.208cm" svg:y1="12.568cm" svg:x2="19.1cm" svg:y2="12.568cm">
          <text:p/>
        </draw:line>
        <draw:line draw:style-name="gr4" draw:text-style-name="P5" draw:layer="layout" svg:x1="4.5cm" svg:y1="6.426cm" svg:x2="4.5cm" svg:y2="19.826cm">
          <text:p/>
        </draw:line>
        <draw:frame draw:style-name="gr28" draw:text-style-name="P17" draw:layer="layout" svg:width="1.277cm" svg:height="1.111cm" svg:x="2.923cm" svg:y="5.3cm">
          <draw:text-box>
            <text:p><text:span text:style-name="T5">●</text:span></text:p>
          </draw:text-box>
        </draw:frame>
        <draw:frame draw:style-name="gr29" draw:text-style-name="P7" draw:layer="layout" svg:width="12.973cm" svg:height="0.886cm" svg:x="2.4cm" svg:y="1.1cm">
          <draw:text-box>
            <text:p><text:span text:style-name="T4">　　　　　年　　　　月　　　日　　　　曜日 <text:s/>　なまえ</text:span></text:p>
          </draw:text-box>
        </draw:frame>
        <draw:frame draw:style-name="gr30" draw:text-style-name="P7" draw:layer="layout" svg:width="2.149cm" svg:height="0.886cm" svg:x="15.721cm" svg:y="20.626cm">
          <draw:text-box>
            <text:p><text:span text:style-name="T4">にっき</text:span></text:p>
          </draw:text-box>
        </draw:frame>
        <draw:line draw:style-name="gr4" draw:text-style-name="P5" draw:layer="layout" svg:x1="2.1cm" svg:y1="14.693cm" svg:x2="18.992cm" svg:y2="14.693cm">
          <text:p/>
        </draw:line>
        <draw:line draw:style-name="gr4" draw:text-style-name="P5" draw:layer="layout" svg:x1="2.208cm" svg:y1="16.959cm" svg:x2="19.1cm" svg:y2="16.959cm">
          <text:p/>
        </draw:line>
        <draw:line draw:style-name="gr4" draw:text-style-name="P5" draw:layer="layout" svg:x1="2.208cm" svg:y1="19.129cm" svg:x2="19.1cm" svg:y2="19.129cm">
          <text:p/>
        </draw:line>
        <draw:custom-shape draw:style-name="gr31" draw:text-style-name="P18" draw:layer="layout" svg:width="14.9cm" svg:height="1.6cm" svg:x="4.9cm" svg:y="2.1cm">
          <text:p/>
          <draw:enhanced-geometry svg:viewBox="0 0 21600 21600" draw:path-stretchpoint-x="10800" draw:path-stretchpoint-y="10800" draw:text-areas="?f3 ?f4 ?f5 ?f6" draw:type="round-rectangle" draw:modifiers="9309.181761399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9" draw:layer="layout" svg:x1="11cm" svg:y1="6.426cm" svg:x2="11cm" svg:y2="19.826cm">
          <text:p text:style-name="P1"><text:span text:style-name="T9">0</text:span></text:p>
        </draw:line>
        <draw:frame draw:style-name="gr33" draw:text-style-name="P20" draw:layer="layout" svg:width="19.412cm" svg:height="0.755cm" svg:x="1.422cm" svg:y="4.147cm">
          <draw:text-box>
            <text:p><text:span text:style-name="T10">◎</text:span><text:span text:style-name="T10">しゅくだい　</text:span><text:span text:style-name="T10">Ψ</text:span><text:span text:style-name="T10">しょくじ　🏠ハウスキーピング　⊿しんちょく　♡じゆう　</text:span><text:span text:style-name="T10">Ω</text:span><text:span text:style-name="T10">てつだい　</text:span><text:span text:style-name="T10">TV <text:s/></text:span><text:span text:style-name="T10">テレビ　　　　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draw:custom-shape draw:style-name="gr1" draw:text-style-name="P1" draw:layer="layout" svg:width="18.9cm" svg:height="3.4cm" svg:x="1.1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cm" svg:height="8.3cm" svg:x="0.943cm" svg:y="20.3cm">
          <text:p/>
          <draw:enhanced-geometry svg:viewBox="0 0 21600 21600" draw:path-stretchpoint-x="10800" draw:path-stretchpoint-y="10800" draw:text-areas="?f3 ?f4 ?f5 ?f6" draw:type="round-rectangle" draw:modifiers="3762.6310083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3.707cm" svg:height="1.2cm" svg:x="1.3cm" svg:y="2.3cm">
          <draw:text-box>
            <text:p><text:span text:style-name="T1">もくひょう</text:span></text:p>
          </draw:text-box>
        </draw:frame>
        <draw:frame draw:style-name="gr34" draw:text-style-name="P21" draw:layer="layout" svg:width="2.018cm" svg:height="14.475cm" svg:x="1cm" svg:y="5.826cm">
          <draw:text-box>
            <text:p text:style-name="P3"><text:span text:style-name="T10">8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9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10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11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12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1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2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3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4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5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6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7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8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9</text:span><text:span text:style-name="T10">：</text:span><text:span text:style-name="T10">00</text:span></text:p>
            <text:p text:style-name="P3"><text:span text:style-name="T10">30</text:span></text:p>
          </draw:text-box>
        </draw:frame>
        <draw:line draw:style-name="gr4" draw:text-style-name="P5" draw:layer="layout" svg:x1="2.208cm" svg:y1="6.426cm" svg:x2="19.1cm" svg:y2="6.426cm">
          <text:p/>
        </draw:line>
        <draw:line draw:style-name="gr4" draw:text-style-name="P5" draw:layer="layout" svg:x1="2.208cm" svg:y1="7.426cm" svg:x2="19.1cm" svg:y2="7.426cm">
          <text:p/>
        </draw:line>
        <draw:line draw:style-name="gr4" draw:text-style-name="P5" draw:layer="layout" svg:x1="2.208cm" svg:y1="8.425cm" svg:x2="19.1cm" svg:y2="8.425cm">
          <text:p/>
        </draw:line>
        <draw:line draw:style-name="gr4" draw:text-style-name="P5" draw:layer="layout" svg:x1="2.208cm" svg:y1="9.425cm" svg:x2="19.1cm" svg:y2="9.425cm">
          <text:p/>
        </draw:line>
        <draw:line draw:style-name="gr4" draw:text-style-name="P5" draw:layer="layout" svg:x1="2.208cm" svg:y1="10.424cm" svg:x2="19.1cm" svg:y2="10.424cm">
          <text:p/>
        </draw:line>
        <draw:line draw:style-name="gr4" draw:text-style-name="P5" draw:layer="layout" svg:x1="4.5cm" svg:y1="6.426cm" svg:x2="4.5cm" svg:y2="19.826cm">
          <text:p/>
        </draw:line>
        <draw:frame draw:style-name="gr28" draw:text-style-name="P17" draw:layer="layout" svg:width="1.277cm" svg:height="1.111cm" svg:x="2.923cm" svg:y="5.3cm">
          <draw:text-box>
            <text:p><text:span text:style-name="T5">●</text:span></text:p>
          </draw:text-box>
        </draw:frame>
        <draw:frame draw:style-name="gr29" draw:text-style-name="P7" draw:layer="layout" svg:width="12.973cm" svg:height="0.886cm" svg:x="2.4cm" svg:y="1.1cm">
          <draw:text-box>
            <text:p><text:span text:style-name="T4">　　　　　年　　　　月　　　日　　　　曜日 <text:s/>　なまえ</text:span></text:p>
          </draw:text-box>
        </draw:frame>
        <draw:frame draw:style-name="gr30" draw:text-style-name="P7" draw:layer="layout" svg:width="2.149cm" svg:height="0.886cm" svg:x="15.721cm" svg:y="20.626cm">
          <draw:text-box>
            <text:p><text:span text:style-name="T4">にっき</text:span></text:p>
          </draw:text-box>
        </draw:frame>
        <draw:line draw:style-name="gr4" draw:text-style-name="P5" draw:layer="layout" svg:x1="2.1cm" svg:y1="11.429cm" svg:x2="18.992cm" svg:y2="11.429cm">
          <text:p/>
        </draw:line>
        <draw:line draw:style-name="gr4" draw:text-style-name="P5" draw:layer="layout" svg:x1="2.208cm" svg:y1="12.5cm" svg:x2="19.1cm" svg:y2="12.5cm">
          <text:p/>
        </draw:line>
        <draw:line draw:style-name="gr4" draw:text-style-name="P5" draw:layer="layout" svg:x1="2.208cm" svg:y1="13.526cm" svg:x2="19.1cm" svg:y2="13.526cm">
          <text:p/>
        </draw:line>
        <draw:line draw:style-name="gr4" draw:text-style-name="P5" draw:layer="layout" svg:x1="2.208cm" svg:y1="14.552cm" svg:x2="19.1cm" svg:y2="14.552cm">
          <text:p/>
        </draw:line>
        <draw:line draw:style-name="gr4" draw:text-style-name="P5" draw:layer="layout" svg:x1="2.208cm" svg:y1="15.577cm" svg:x2="19.1cm" svg:y2="15.577cm">
          <text:p/>
        </draw:line>
        <draw:line draw:style-name="gr4" draw:text-style-name="P5" draw:layer="layout" svg:x1="2.208cm" svg:y1="16.603cm" svg:x2="19.1cm" svg:y2="16.603cm">
          <text:p/>
        </draw:line>
        <draw:line draw:style-name="gr4" draw:text-style-name="P5" draw:layer="layout" svg:x1="2.1cm" svg:y1="17.633cm" svg:x2="18.992cm" svg:y2="17.633cm">
          <text:p/>
        </draw:line>
        <draw:line draw:style-name="gr4" draw:text-style-name="P5" draw:layer="layout" svg:x1="2.208cm" svg:y1="18.575cm" svg:x2="19.1cm" svg:y2="18.575cm">
          <text:p/>
        </draw:line>
        <draw:line draw:style-name="gr4" draw:text-style-name="P5" draw:layer="layout" svg:x1="2.208cm" svg:y1="19.6cm" svg:x2="19.1cm" svg:y2="19.6cm">
          <text:p/>
        </draw:line>
        <draw:custom-shape draw:style-name="gr35" draw:text-style-name="P18" draw:layer="layout" svg:width="14.9cm" svg:height="1.6cm" svg:x="4.9cm" svg:y="2.1cm">
          <text:p/>
          <draw:enhanced-geometry svg:viewBox="0 0 21600 21600" draw:path-stretchpoint-x="10800" draw:path-stretchpoint-y="10800" draw:text-areas="?f3 ?f4 ?f5 ?f6" draw:type="round-rectangle" draw:modifiers="9309.181761399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1cm" svg:y1="6.426cm" svg:x2="11cm" svg:y2="19.826cm">
          <text:p text:style-name="P1">0</text:p>
        </draw:lin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draw:custom-shape draw:style-name="gr24" draw:text-style-name="P1" draw:layer="layout" svg:width="18.9cm" svg:height="3.4cm" svg:x="1.1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19cm" svg:height="8.3cm" svg:x="0.943cm" svg:y="20.3cm">
          <text:p/>
          <draw:enhanced-geometry svg:viewBox="0 0 21600 21600" draw:path-stretchpoint-x="10800" draw:path-stretchpoint-y="10800" draw:text-areas="?f3 ?f4 ?f5 ?f6" draw:type="round-rectangle" draw:modifiers="3762.6310083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3.707cm" svg:height="1.2cm" svg:x="1.3cm" svg:y="2.3cm">
          <draw:text-box>
            <text:p><text:span text:style-name="T1">もくひょう</text:span></text:p>
          </draw:text-box>
        </draw:frame>
        <draw:frame draw:style-name="gr34" draw:text-style-name="P21" draw:layer="layout" svg:width="2.018cm" svg:height="14.475cm" svg:x="1cm" svg:y="5.826cm">
          <draw:text-box>
            <text:p text:style-name="P3"><text:span text:style-name="T10">8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9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10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11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12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1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2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3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4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5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6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7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8</text:span><text:span text:style-name="T10">：</text:span><text:span text:style-name="T10">00</text:span></text:p>
            <text:p text:style-name="P3"><text:span text:style-name="T10">30</text:span></text:p>
            <text:p text:style-name="P3"><text:span text:style-name="T10">　</text:span><text:span text:style-name="T10">9</text:span><text:span text:style-name="T10">：</text:span><text:span text:style-name="T10">00</text:span></text:p>
            <text:p text:style-name="P3"><text:span text:style-name="T10">30</text:span></text:p>
          </draw:text-box>
        </draw:frame>
        <draw:line draw:style-name="gr4" draw:text-style-name="P5" draw:layer="layout" svg:x1="2.208cm" svg:y1="6.426cm" svg:x2="19.1cm" svg:y2="6.426cm">
          <text:p/>
        </draw:line>
        <draw:line draw:style-name="gr4" draw:text-style-name="P5" draw:layer="layout" svg:x1="2.208cm" svg:y1="7.426cm" svg:x2="19.1cm" svg:y2="7.426cm">
          <text:p/>
        </draw:line>
        <draw:line draw:style-name="gr4" draw:text-style-name="P5" draw:layer="layout" svg:x1="2.208cm" svg:y1="8.425cm" svg:x2="19.1cm" svg:y2="8.425cm">
          <text:p/>
        </draw:line>
        <draw:line draw:style-name="gr4" draw:text-style-name="P5" draw:layer="layout" svg:x1="2.208cm" svg:y1="9.425cm" svg:x2="19.1cm" svg:y2="9.425cm">
          <text:p/>
        </draw:line>
        <draw:line draw:style-name="gr4" draw:text-style-name="P5" draw:layer="layout" svg:x1="2.208cm" svg:y1="10.424cm" svg:x2="19.1cm" svg:y2="10.424cm">
          <text:p/>
        </draw:line>
        <draw:line draw:style-name="gr4" draw:text-style-name="P5" draw:layer="layout" svg:x1="4.5cm" svg:y1="6.426cm" svg:x2="4.5cm" svg:y2="19.826cm">
          <text:p/>
        </draw:line>
        <draw:frame draw:style-name="gr28" draw:text-style-name="P17" draw:layer="layout" svg:width="1.277cm" svg:height="1.111cm" svg:x="2.923cm" svg:y="5.3cm">
          <draw:text-box>
            <text:p><text:span text:style-name="T5">●</text:span></text:p>
          </draw:text-box>
        </draw:frame>
        <draw:frame draw:style-name="gr29" draw:text-style-name="P7" draw:layer="layout" svg:width="12.973cm" svg:height="0.886cm" svg:x="2.4cm" svg:y="1.1cm">
          <draw:text-box>
            <text:p><text:span text:style-name="T4">　　　　　年　　　　月　　　日　　　　曜日 <text:s/>　なまえ</text:span></text:p>
          </draw:text-box>
        </draw:frame>
        <draw:frame draw:style-name="gr30" draw:text-style-name="P7" draw:layer="layout" svg:width="2.149cm" svg:height="0.886cm" svg:x="15.721cm" svg:y="20.626cm">
          <draw:text-box>
            <text:p><text:span text:style-name="T4">にっき</text:span></text:p>
          </draw:text-box>
        </draw:frame>
        <draw:line draw:style-name="gr4" draw:text-style-name="P5" draw:layer="layout" svg:x1="2.1cm" svg:y1="11.429cm" svg:x2="18.992cm" svg:y2="11.429cm">
          <text:p/>
        </draw:line>
        <draw:line draw:style-name="gr4" draw:text-style-name="P5" draw:layer="layout" svg:x1="2.208cm" svg:y1="12.5cm" svg:x2="19.1cm" svg:y2="12.5cm">
          <text:p/>
        </draw:line>
        <draw:line draw:style-name="gr4" draw:text-style-name="P5" draw:layer="layout" svg:x1="2.208cm" svg:y1="13.526cm" svg:x2="19.1cm" svg:y2="13.526cm">
          <text:p/>
        </draw:line>
        <draw:line draw:style-name="gr4" draw:text-style-name="P5" draw:layer="layout" svg:x1="2.208cm" svg:y1="14.552cm" svg:x2="19.1cm" svg:y2="14.552cm">
          <text:p/>
        </draw:line>
        <draw:line draw:style-name="gr4" draw:text-style-name="P5" draw:layer="layout" svg:x1="2.208cm" svg:y1="15.577cm" svg:x2="19.1cm" svg:y2="15.577cm">
          <text:p/>
        </draw:line>
        <draw:line draw:style-name="gr4" draw:text-style-name="P5" draw:layer="layout" svg:x1="2.208cm" svg:y1="16.603cm" svg:x2="19.1cm" svg:y2="16.603cm">
          <text:p/>
        </draw:line>
        <draw:line draw:style-name="gr4" draw:text-style-name="P5" draw:layer="layout" svg:x1="2.1cm" svg:y1="17.633cm" svg:x2="18.992cm" svg:y2="17.633cm">
          <text:p/>
        </draw:line>
        <draw:line draw:style-name="gr4" draw:text-style-name="P5" draw:layer="layout" svg:x1="2.208cm" svg:y1="18.575cm" svg:x2="19.1cm" svg:y2="18.575cm">
          <text:p/>
        </draw:line>
        <draw:line draw:style-name="gr4" draw:text-style-name="P5" draw:layer="layout" svg:x1="2.208cm" svg:y1="19.6cm" svg:x2="19.1cm" svg:y2="19.6cm">
          <text:p/>
        </draw:line>
        <draw:custom-shape draw:style-name="gr31" draw:text-style-name="P18" draw:layer="layout" svg:width="14.9cm" svg:height="1.6cm" svg:x="4.9cm" svg:y="2.1cm">
          <text:p/>
          <draw:enhanced-geometry svg:viewBox="0 0 21600 21600" draw:path-stretchpoint-x="10800" draw:path-stretchpoint-y="10800" draw:text-areas="?f3 ?f4 ?f5 ?f6" draw:type="round-rectangle" draw:modifiers="9309.181761399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1cm" svg:y1="6.426cm" svg:x2="11cm" svg:y2="19.826cm">
          <text:p text:style-name="P1">0</text:p>
        </draw:line>
        <draw:frame draw:style-name="gr33" draw:text-style-name="P20" draw:layer="layout" svg:width="19.412cm" svg:height="0.755cm" svg:x="1.422cm" svg:y="4.146cm">
          <draw:text-box>
            <text:p><text:span text:style-name="T10">◎</text:span><text:span text:style-name="T10">しゅくだい　</text:span><text:span text:style-name="T10">Ψ</text:span><text:span text:style-name="T10">しょくじ　🏠ハウスキーピング　⊿しんちょく　♡じゆう　</text:span><text:span text:style-name="T10">Ω</text:span><text:span text:style-name="T10">てつだい　</text:span><text:span text:style-name="T10">TV <text:s/></text:span><text:span text:style-name="T10">テレビ　　　　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draw:custom-shape draw:style-name="gr24" draw:text-style-name="P1" draw:layer="layout" svg:width="18.9cm" svg:height="3.4cm" svg:x="1.1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19cm" svg:height="8.3cm" svg:x="0.943cm" svg:y="20.3cm">
          <text:p/>
          <draw:enhanced-geometry svg:viewBox="0 0 21600 21600" draw:path-stretchpoint-x="10800" draw:path-stretchpoint-y="10800" draw:text-areas="?f3 ?f4 ?f5 ?f6" draw:type="round-rectangle" draw:modifiers="3762.6310083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3.707cm" svg:height="1.2cm" svg:x="1.3cm" svg:y="2.3cm">
          <draw:text-box>
            <text:p><text:span text:style-name="T1">もくひょう</text:span></text:p>
          </draw:text-box>
        </draw:frame>
        <draw:frame draw:style-name="gr34" draw:text-style-name="P16" draw:layer="layout" svg:width="2.018cm" svg:height="14.475cm" svg:x="1cm" svg:y="5.826cm">
          <draw:text-box>
            <text:p text:style-name="P3"><text:span text:style-name="T8">：</text:span><text:span text:style-name="T8">00</text:span></text:p>
            <text:p text:style-name="P3"><text:span text:style-name="T8">30</text:span></text:p>
            <text:p text:style-name="P3"><text:span text:style-name="T8">　：</text:span><text:span text:style-name="T8">00</text:span></text:p>
            <text:p text:style-name="P3"><text:span text:style-name="T8">30</text:span></text:p>
            <text:p text:style-name="P3"><text:span text:style-name="T8">　：</text:span><text:span text:style-name="T8">00</text:span></text:p>
            <text:p text:style-name="P3"><text:span text:style-name="T8">30</text:span></text:p>
            <text:p text:style-name="P3"><text:span text:style-name="T8">　：</text:span><text:span text:style-name="T8">00</text:span></text:p>
            <text:p text:style-name="P3"><text:span text:style-name="T8">30</text:span></text:p>
            <text:p text:style-name="P3"><text:span text:style-name="T8">：</text:span><text:span text:style-name="T8">00</text:span></text:p>
            <text:p text:style-name="P3"><text:span text:style-name="T8">30</text:span></text:p>
            <text:p text:style-name="P3"><text:span text:style-name="T8">　：</text:span><text:span text:style-name="T8">00</text:span></text:p>
            <text:p text:style-name="P3"><text:span text:style-name="T8">30</text:span></text:p>
            <text:p text:style-name="P3"><text:span text:style-name="T8">：</text:span><text:span text:style-name="T8">00</text:span></text:p>
            <text:p text:style-name="P3"><text:span text:style-name="T8">30</text:span></text:p>
            <text:p text:style-name="P3"><text:span text:style-name="T8">　：</text:span><text:span text:style-name="T8">00</text:span></text:p>
            <text:p text:style-name="P3"><text:span text:style-name="T8">30</text:span></text:p>
            <text:p text:style-name="P3"><text:span text:style-name="T8">　：</text:span><text:span text:style-name="T8">00</text:span></text:p>
            <text:p text:style-name="P3"><text:span text:style-name="T8">30</text:span></text:p>
            <text:p text:style-name="P3"><text:span text:style-name="T8">　：</text:span><text:span text:style-name="T8">00</text:span></text:p>
            <text:p text:style-name="P3"><text:span text:style-name="T8">30</text:span></text:p>
          </draw:text-box>
        </draw:frame>
        <draw:line draw:style-name="gr4" draw:text-style-name="P5" draw:layer="layout" svg:x1="2.851cm" svg:y1="6.1cm" svg:x2="19.743cm" svg:y2="6.1cm">
          <text:p/>
        </draw:line>
        <draw:line draw:style-name="gr4" draw:text-style-name="P5" draw:layer="layout" svg:x1="2.851cm" svg:y1="7.51cm" svg:x2="19.743cm" svg:y2="7.51cm">
          <text:p/>
        </draw:line>
        <draw:line draw:style-name="gr4" draw:text-style-name="P5" draw:layer="layout" svg:x1="2.851cm" svg:y1="8.919cm" svg:x2="19.743cm" svg:y2="8.919cm">
          <text:p/>
        </draw:line>
        <draw:line draw:style-name="gr4" draw:text-style-name="P5" draw:layer="layout" svg:x1="2.851cm" svg:y1="10.33cm" svg:x2="19.743cm" svg:y2="10.33cm">
          <text:p/>
        </draw:line>
        <draw:line draw:style-name="gr4" draw:text-style-name="P5" draw:layer="layout" svg:x1="2.851cm" svg:y1="11.739cm" svg:x2="19.743cm" svg:y2="11.739cm">
          <text:p/>
        </draw:line>
        <draw:line draw:style-name="gr4" draw:text-style-name="P5" draw:layer="layout" svg:x1="5.143cm" svg:y1="6.1cm" svg:x2="5.143cm" svg:y2="19.8cm">
          <text:p/>
        </draw:line>
        <draw:frame draw:style-name="gr28" draw:text-style-name="P17" draw:layer="layout" svg:width="1.277cm" svg:height="1.111cm" svg:x="2.923cm" svg:y="5.3cm">
          <draw:text-box>
            <text:p><text:span text:style-name="T5">●</text:span></text:p>
          </draw:text-box>
        </draw:frame>
        <draw:frame draw:style-name="gr29" draw:text-style-name="P7" draw:layer="layout" svg:width="12.973cm" svg:height="0.886cm" svg:x="2.4cm" svg:y="1.1cm">
          <draw:text-box>
            <text:p><text:span text:style-name="T4">　　　　　年　　　　月　　　日　　　　曜日 <text:s/>　なまえ</text:span></text:p>
          </draw:text-box>
        </draw:frame>
        <draw:frame draw:style-name="gr30" draw:text-style-name="P7" draw:layer="layout" svg:width="2.149cm" svg:height="0.886cm" svg:x="15.721cm" svg:y="20.626cm">
          <draw:text-box>
            <text:p><text:span text:style-name="T4">にっき</text:span></text:p>
          </draw:text-box>
        </draw:frame>
        <draw:line draw:style-name="gr4" draw:text-style-name="P5" draw:layer="layout" svg:x1="2.743cm" svg:y1="13.156cm" svg:x2="19.635cm" svg:y2="13.156cm">
          <text:p/>
        </draw:line>
        <draw:line draw:style-name="gr4" draw:text-style-name="P5" draw:layer="layout" svg:x1="2.851cm" svg:y1="14.667cm" svg:x2="19.743cm" svg:y2="14.667cm">
          <text:p/>
        </draw:line>
        <draw:line draw:style-name="gr4" draw:text-style-name="P5" draw:layer="layout" svg:x1="2.851cm" svg:y1="16.114cm" svg:x2="19.743cm" svg:y2="16.114cm">
          <text:p/>
        </draw:line>
        <draw:line draw:style-name="gr4" draw:text-style-name="P5" draw:layer="layout" svg:x1="2.851cm" svg:y1="17.561cm" svg:x2="19.743cm" svg:y2="17.561cm">
          <text:p/>
        </draw:line>
        <draw:line draw:style-name="gr4" draw:text-style-name="P5" draw:layer="layout" svg:x1="2.851cm" svg:y1="19.007cm" svg:x2="19.743cm" svg:y2="19.007cm">
          <text:p/>
        </draw:line>
        <draw:custom-shape draw:style-name="gr31" draw:text-style-name="P18" draw:layer="layout" svg:width="14.9cm" svg:height="1.6cm" svg:x="4.9cm" svg:y="2.1cm">
          <text:p/>
          <draw:enhanced-geometry svg:viewBox="0 0 21600 21600" draw:path-stretchpoint-x="10800" draw:path-stretchpoint-y="10800" draw:text-areas="?f3 ?f4 ?f5 ?f6" draw:type="round-rectangle" draw:modifiers="9309.181761399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1.643cm" svg:y1="6.1cm" svg:x2="11.643cm" svg:y2="19.8cm">
          <text:p text:style-name="P1">0</text:p>
        </draw:line>
        <draw:frame draw:style-name="gr33" draw:text-style-name="P20" draw:layer="layout" svg:width="19.412cm" svg:height="0.755cm" svg:x="1.422cm" svg:y="4.146cm">
          <draw:text-box>
            <text:p><text:span text:style-name="T10">◎</text:span><text:span text:style-name="T10">しゅくだい　</text:span><text:span text:style-name="T10">Ψ</text:span><text:span text:style-name="T10">しょくじ　🏠ハウスキーピング　⊿しんちょく　♡じゆう　</text:span><text:span text:style-name="T10">Ω</text:span><text:span text:style-name="T10">てつだい　</text:span><text:span text:style-name="T10">TV <text:s/></text:span><text:span text:style-name="T10">テレビ　　　　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draw:custom-shape draw:style-name="gr22" draw:text-style-name="P1" draw:layer="layout" svg:width="17.6cm" svg:height="3cm" svg:x="1.8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6.7cm" svg:height="1.098cm" svg:x="1.457cm" svg:y="1.5cm">
          <draw:text-box>
            <text:p><text:span text:style-name="T1">おとなのよてい表</text:span></text:p>
          </draw:text-box>
        </draw:frame>
        <draw:frame draw:style-name="gr15" draw:text-style-name="P10" draw:layer="layout" svg:width="2.242cm" svg:height="22.336cm" svg:x="1cm" svg:y="3.5cm">
          <draw:text-box>
            <text:p text:style-name="P3"><text:span text:style-name="T6">10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11: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12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1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2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3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4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5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6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7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8</text:span><text:span text:style-name="T6">：</text:span><text:span text:style-name="T6">00</text:span></text:p>
            <text:p text:style-name="P3"><text:span text:style-name="T6">20</text:span></text:p>
            <text:p text:style-name="P3"><text:span text:style-name="T6">40</text:span></text:p>
            <text:p text:style-name="P3"><text:span text:style-name="T6">　</text:span><text:span text:style-name="T6">9</text:span><text:span text:style-name="T6">：</text:span><text:span text:style-name="T6">00</text:span></text:p>
            <text:p text:style-name="P3"><text:span text:style-name="T6">20</text:span></text:p>
          </draw:text-box>
        </draw:frame>
        <draw:line draw:style-name="gr4" draw:text-style-name="P5" draw:layer="layout" svg:x1="3.5cm" svg:y1="4cm" svg:x2="19.1cm" svg:y2="4cm">
          <text:p/>
        </draw:line>
        <draw:line draw:style-name="gr4" draw:text-style-name="P5" draw:layer="layout" svg:x1="3.5cm" svg:y1="5.801cm" svg:x2="19.1cm" svg:y2="5.801cm">
          <text:p/>
        </draw:line>
        <draw:line draw:style-name="gr4" draw:text-style-name="P5" draw:layer="layout" svg:x1="3.5cm" svg:y1="7.684cm" svg:x2="19.1cm" svg:y2="7.684cm">
          <text:p/>
        </draw:line>
        <draw:line draw:style-name="gr4" draw:text-style-name="P5" draw:layer="layout" svg:x1="3.5cm" svg:y1="9.429cm" svg:x2="19.1cm" svg:y2="9.429cm">
          <text:p/>
        </draw:line>
        <draw:line draw:style-name="gr4" draw:text-style-name="P5" draw:layer="layout" svg:x1="3.5cm" svg:y1="11.261cm" svg:x2="19.1cm" svg:y2="11.261cm">
          <text:p/>
        </draw:line>
        <draw:line draw:style-name="gr4" draw:text-style-name="P5" draw:layer="layout" svg:x1="15.7cm" svg:y1="2.9cm" svg:x2="15.8cm" svg:y2="28.3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8.772cm" svg:y="1.514cm">
          <draw:text-box>
            <text:p><text:span text:style-name="T4">月　　　日　　　　曜日 <text:s/>　なまえ</text:span></text:p>
          </draw:text-box>
        </draw:frame>
        <draw:line draw:style-name="gr7" draw:text-style-name="P5" draw:layer="layout" svg:x1="3.6cm" svg:y1="4.534cm" svg:x2="19.2cm" svg:y2="4.534cm">
          <text:p/>
        </draw:line>
        <draw:line draw:style-name="gr7" draw:text-style-name="P5" draw:layer="layout" svg:x1="3.6cm" svg:y1="5.186cm" svg:x2="19.2cm" svg:y2="5.186cm">
          <text:p/>
        </draw:line>
        <draw:line draw:style-name="gr7" draw:text-style-name="P5" draw:layer="layout" svg:x1="3.6cm" svg:y1="6.417cm" svg:x2="19.2cm" svg:y2="6.417cm">
          <text:p/>
        </draw:line>
        <draw:line draw:style-name="gr7" draw:text-style-name="P5" draw:layer="layout" svg:x1="3.6cm" svg:y1="7.069cm" svg:x2="19.2cm" svg:y2="7.069cm">
          <text:p/>
        </draw:line>
        <draw:line draw:style-name="gr7" draw:text-style-name="P5" draw:layer="layout" svg:x1="3.6cm" svg:y1="8.3cm" svg:x2="19.2cm" svg:y2="8.3cm">
          <text:p/>
        </draw:line>
        <draw:line draw:style-name="gr7" draw:text-style-name="P5" draw:layer="layout" svg:x1="3.6cm" svg:y1="8.831cm" svg:x2="19.2cm" svg:y2="8.831cm">
          <text:p/>
        </draw:line>
        <draw:line draw:style-name="gr7" draw:text-style-name="P5" draw:layer="layout" svg:x1="3.6cm" svg:y1="10.028cm" svg:x2="19.2cm" svg:y2="10.028cm">
          <text:p/>
        </draw:line>
        <draw:line draw:style-name="gr7" draw:text-style-name="P5" draw:layer="layout" svg:x1="3.6cm" svg:y1="10.662cm" svg:x2="19.2cm" svg:y2="10.662cm">
          <text:p/>
        </draw:line>
        <draw:frame draw:style-name="gr20" draw:text-style-name="P14" draw:layer="layout" svg:width="3.042cm" svg:height="2.79cm" svg:x="2.021cm" svg:y="25.914cm">
          <draw:text-box>
            <text:p text:style-name="P13"><text:span text:style-name="T4">目標</text:span></text:p>
            <text:p text:style-name="P13"><text:span text:style-name="T4">自己評価</text:span></text:p>
            <text:p text:style-name="P13"><text:span text:style-name="T4">講評</text:span></text:p>
          </draw:text-box>
        </draw:frame>
        <draw:line draw:style-name="gr4" draw:text-style-name="P5" draw:layer="layout" svg:x1="3.4cm" svg:y1="13.101cm" svg:x2="19cm" svg:y2="13.101cm">
          <text:p/>
        </draw:line>
        <draw:line draw:style-name="gr7" draw:text-style-name="P5" draw:layer="layout" svg:x1="3.5cm" svg:y1="11.869cm" svg:x2="19.1cm" svg:y2="11.869cm">
          <text:p/>
        </draw:line>
        <draw:line draw:style-name="gr7" draw:text-style-name="P5" draw:layer="layout" svg:x1="3.5cm" svg:y1="12.503cm" svg:x2="19.1cm" svg:y2="12.503cm">
          <text:p/>
        </draw:line>
        <draw:line draw:style-name="gr7" draw:text-style-name="P5" draw:layer="layout" svg:x1="3.5cm" svg:y1="13.7cm" svg:x2="19.1cm" svg:y2="13.7cm">
          <text:p/>
        </draw:line>
        <draw:line draw:style-name="gr4" draw:text-style-name="P5" draw:layer="layout" svg:x1="3.5cm" svg:y1="15.281cm" svg:x2="19.1cm" svg:y2="15.281cm">
          <text:p/>
        </draw:line>
        <draw:line draw:style-name="gr4" draw:text-style-name="P5" draw:layer="layout" svg:x1="3.5cm" svg:y1="17.155cm" svg:x2="19.1cm" svg:y2="17.155cm">
          <text:p/>
        </draw:line>
        <draw:line draw:style-name="gr4" draw:text-style-name="P5" draw:layer="layout" svg:x1="3.5cm" svg:y1="19.029cm" svg:x2="19.1cm" svg:y2="19.029cm">
          <text:p/>
        </draw:line>
        <draw:line draw:style-name="gr4" draw:text-style-name="P5" draw:layer="layout" svg:x1="3.5cm" svg:y1="20.904cm" svg:x2="19.1cm" svg:y2="20.904cm">
          <text:p/>
        </draw:line>
        <draw:line draw:style-name="gr7" draw:text-style-name="P5" draw:layer="layout" svg:x1="3.6cm" svg:y1="14.668cm" svg:x2="19.2cm" svg:y2="14.668cm">
          <text:p/>
        </draw:line>
        <draw:line draw:style-name="gr7" draw:text-style-name="P5" draw:layer="layout" svg:x1="3.6cm" svg:y1="15.893cm" svg:x2="19.2cm" svg:y2="15.893cm">
          <text:p/>
        </draw:line>
        <draw:line draw:style-name="gr7" draw:text-style-name="P5" draw:layer="layout" svg:x1="3.6cm" svg:y1="16.542cm" svg:x2="19.2cm" svg:y2="16.542cm">
          <text:p/>
        </draw:line>
        <draw:line draw:style-name="gr7" draw:text-style-name="P5" draw:layer="layout" svg:x1="3.6cm" svg:y1="17.768cm" svg:x2="19.2cm" svg:y2="17.768cm">
          <text:p/>
        </draw:line>
        <draw:line draw:style-name="gr7" draw:text-style-name="P5" draw:layer="layout" svg:x1="3.6cm" svg:y1="18.417cm" svg:x2="19.2cm" svg:y2="18.417cm">
          <text:p/>
        </draw:line>
        <draw:line draw:style-name="gr7" draw:text-style-name="P5" draw:layer="layout" svg:x1="3.6cm" svg:y1="19.642cm" svg:x2="19.2cm" svg:y2="19.642cm">
          <text:p/>
        </draw:line>
        <draw:line draw:style-name="gr7" draw:text-style-name="P5" draw:layer="layout" svg:x1="3.6cm" svg:y1="20.291cm" svg:x2="19.2cm" svg:y2="20.291cm">
          <text:p/>
        </draw:line>
        <draw:line draw:style-name="gr4" draw:text-style-name="P5" draw:layer="layout" svg:x1="3.4cm" svg:y1="22.787cm" svg:x2="19cm" svg:y2="22.787cm">
          <text:p/>
        </draw:line>
        <draw:line draw:style-name="gr7" draw:text-style-name="P5" draw:layer="layout" svg:x1="3.5cm" svg:y1="21.526cm" svg:x2="19.1cm" svg:y2="21.526cm">
          <text:p/>
        </draw:line>
        <draw:line draw:style-name="gr7" draw:text-style-name="P5" draw:layer="layout" svg:x1="3.5cm" svg:y1="22.175cm" svg:x2="19.1cm" svg:y2="22.175cm">
          <text:p/>
        </draw:line>
        <draw:line draw:style-name="gr7" draw:text-style-name="P5" draw:layer="layout" svg:x1="3.5cm" svg:y1="23.4cm" svg:x2="19.1cm" svg:y2="23.4cm">
          <text:p/>
        </draw:line>
        <draw:line draw:style-name="gr4" draw:text-style-name="P5" draw:layer="layout" svg:x1="3.4cm" svg:y1="24.688cm" svg:x2="19cm" svg:y2="24.688cm">
          <text:p/>
        </draw:line>
        <draw:line draw:style-name="gr7" draw:text-style-name="P5" draw:layer="layout" svg:x1="3.5cm" svg:y1="24.076cm" svg:x2="19.1cm" svg:y2="24.076cm">
          <text:p/>
        </draw:line>
        <draw:line draw:style-name="gr7" draw:text-style-name="P5" draw:layer="layout" svg:x1="3.5cm" svg:y1="25.301cm" svg:x2="19.1cm" svg:y2="25.301cm">
          <text:p/>
        </draw:lin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draw:custom-shape draw:style-name="gr11" draw:text-style-name="P1" draw:layer="layout" svg:width="13.5cm" svg:height="2.5cm" svg:x="1.8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37" draw:text-style-name="P16" draw:layer="layout" svg:width="2.602cm" svg:height="21.611cm" svg:x="1cm" svg:y="3.5cm">
          <draw:text-box>
            <text:p text:style-name="P3"><text:span text:style-name="T8">　</text:span><text:span text:style-name="T8">7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8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9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10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11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12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1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2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3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4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5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6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7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8</text:span><text:span text:style-name="T8">：</text:span><text:span text:style-name="T8">00</text:span></text:p>
            <text:p text:style-name="P3"><text:span text:style-name="T8">30</text:span></text:p>
            <text:p text:style-name="P3"><text:span text:style-name="T8">　</text:span><text:span text:style-name="T8">9</text:span><text:span text:style-name="T8">：</text:span><text:span text:style-name="T8">00</text:span></text:p>
            <text:p text:style-name="P3"><text:span text:style-name="T8">30</text:span></text:p>
          </draw:text-box>
        </draw:frame>
        <draw:line draw:style-name="gr4" draw:text-style-name="P5" draw:layer="layout" svg:x1="3.5cm" svg:y1="4cm" svg:x2="19.1cm" svg:y2="4cm">
          <text:p/>
        </draw:line>
        <draw:line draw:style-name="gr4" draw:text-style-name="P5" draw:layer="layout" svg:x1="3.5cm" svg:y1="5.399cm" svg:x2="19.1cm" svg:y2="5.399cm">
          <text:p/>
        </draw:line>
        <draw:line draw:style-name="gr4" draw:text-style-name="P5" draw:layer="layout" svg:x1="3.5cm" svg:y1="6.797cm" svg:x2="19.1cm" svg:y2="6.797cm">
          <text:p/>
        </draw:line>
        <draw:line draw:style-name="gr4" draw:text-style-name="P5" draw:layer="layout" svg:x1="3.5cm" svg:y1="8.196cm" svg:x2="19.1cm" svg:y2="8.196cm">
          <text:p/>
        </draw:line>
        <draw:line draw:style-name="gr4" draw:text-style-name="P5" draw:layer="layout" svg:x1="3.5cm" svg:y1="9.595cm" svg:x2="19.1cm" svg:y2="9.595cm">
          <text:p/>
        </draw:line>
        <draw:line draw:style-name="gr4" draw:text-style-name="P5" draw:layer="layout" svg:x1="15.7cm" svg:y1="2.9cm" svg:x2="15.8cm" svg:y2="28.3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6.9cm" svg:y="1.514cm">
          <draw:text-box>
            <text:p><text:span text:style-name="T4">月　　　日　　　　曜日 <text:s/>　なまえ</text:span></text:p>
          </draw:text-box>
        </draw:frame>
        <draw:line draw:style-name="gr7" draw:text-style-name="P5" draw:layer="layout" svg:x1="3.6cm" svg:y1="4.7cm" svg:x2="19.2cm" svg:y2="4.7cm">
          <text:p/>
        </draw:line>
        <draw:line draw:style-name="gr7" draw:text-style-name="P5" draw:layer="layout" svg:x1="3.6cm" svg:y1="6.098cm" svg:x2="19.2cm" svg:y2="6.098cm">
          <text:p/>
        </draw:line>
        <draw:line draw:style-name="gr7" draw:text-style-name="P5" draw:layer="layout" svg:x1="3.6cm" svg:y1="7.497cm" svg:x2="19.2cm" svg:y2="7.497cm">
          <text:p/>
        </draw:line>
        <draw:line draw:style-name="gr7" draw:text-style-name="P5" draw:layer="layout" svg:x1="3.6cm" svg:y1="8.896cm" svg:x2="19.2cm" svg:y2="8.896cm">
          <text:p/>
        </draw:line>
        <draw:frame draw:style-name="gr8" draw:text-style-name="P7" draw:layer="layout" svg:width="2.979cm" svg:height="0.886cm" svg:x="2.021cm" svg:y="25.914cm">
          <draw:text-box>
            <text:p><text:span text:style-name="T4">こうひょう</text:span></text:p>
          </draw:text-box>
        </draw:frame>
        <draw:line draw:style-name="gr4" draw:text-style-name="P5" draw:layer="layout" svg:x1="3.4cm" svg:y1="11cm" svg:x2="19cm" svg:y2="11cm">
          <text:p/>
        </draw:line>
        <draw:line draw:style-name="gr7" draw:text-style-name="P5" draw:layer="layout" svg:x1="3.5cm" svg:y1="10.301cm" svg:x2="19.1cm" svg:y2="10.301cm">
          <text:p/>
        </draw:line>
        <draw:line draw:style-name="gr7" draw:text-style-name="P5" draw:layer="layout" svg:x1="3.5cm" svg:y1="11.7cm" svg:x2="19.1cm" svg:y2="11.7cm">
          <text:p/>
        </draw:line>
        <draw:line draw:style-name="gr4" draw:text-style-name="P5" draw:layer="layout" svg:x1="3.5cm" svg:y1="12.5cm" svg:x2="19.1cm" svg:y2="12.5cm">
          <text:p/>
        </draw:line>
        <draw:line draw:style-name="gr4" draw:text-style-name="P5" draw:layer="layout" svg:x1="3.5cm" svg:y1="13.935cm" svg:x2="19.1cm" svg:y2="13.935cm">
          <text:p/>
        </draw:line>
        <draw:line draw:style-name="gr4" draw:text-style-name="P5" draw:layer="layout" svg:x1="3.5cm" svg:y1="15.37cm" svg:x2="19.1cm" svg:y2="15.37cm">
          <text:p/>
        </draw:line>
        <draw:line draw:style-name="gr4" draw:text-style-name="P5" draw:layer="layout" svg:x1="3.5cm" svg:y1="16.805cm" svg:x2="19.1cm" svg:y2="16.805cm">
          <text:p/>
        </draw:line>
        <draw:line draw:style-name="gr4" draw:text-style-name="P5" draw:layer="layout" svg:x1="3.5cm" svg:y1="18.24cm" svg:x2="19.1cm" svg:y2="18.24cm">
          <text:p/>
        </draw:line>
        <draw:line draw:style-name="gr7" draw:text-style-name="P5" draw:layer="layout" svg:x1="3.6cm" svg:y1="13.218cm" svg:x2="19.2cm" svg:y2="13.218cm">
          <text:p/>
        </draw:line>
        <draw:line draw:style-name="gr7" draw:text-style-name="P5" draw:layer="layout" svg:x1="3.6cm" svg:y1="14.653cm" svg:x2="19.2cm" svg:y2="14.653cm">
          <text:p/>
        </draw:line>
        <draw:line draw:style-name="gr7" draw:text-style-name="P5" draw:layer="layout" svg:x1="3.6cm" svg:y1="16.088cm" svg:x2="19.2cm" svg:y2="16.088cm">
          <text:p/>
        </draw:line>
        <draw:line draw:style-name="gr7" draw:text-style-name="P5" draw:layer="layout" svg:x1="3.6cm" svg:y1="17.523cm" svg:x2="19.2cm" svg:y2="17.523cm">
          <text:p/>
        </draw:line>
        <draw:line draw:style-name="gr4" draw:text-style-name="P5" draw:layer="layout" svg:x1="3.4cm" svg:y1="19.682cm" svg:x2="19cm" svg:y2="19.682cm">
          <text:p/>
        </draw:line>
        <draw:line draw:style-name="gr7" draw:text-style-name="P5" draw:layer="layout" svg:x1="3.5cm" svg:y1="18.965cm" svg:x2="19.1cm" svg:y2="18.965cm">
          <text:p/>
        </draw:line>
        <draw:line draw:style-name="gr7" draw:text-style-name="P5" draw:layer="layout" svg:x1="3.5cm" svg:y1="20.4cm" svg:x2="19.1cm" svg:y2="20.4cm">
          <text:p/>
        </draw:line>
        <draw:line draw:style-name="gr4" draw:text-style-name="P5" draw:layer="layout" svg:x1="3.5cm" svg:y1="21cm" svg:x2="19.1cm" svg:y2="21cm">
          <text:p/>
        </draw:line>
        <draw:line draw:style-name="gr4" draw:text-style-name="P5" draw:layer="layout" svg:x1="3.5cm" svg:y1="22.435cm" svg:x2="19.1cm" svg:y2="22.435cm">
          <text:p/>
        </draw:line>
        <draw:line draw:style-name="gr4" draw:text-style-name="P5" draw:layer="layout" svg:x1="3.5cm" svg:y1="23.87cm" svg:x2="19.1cm" svg:y2="23.87cm">
          <text:p/>
        </draw:line>
        <draw:line draw:style-name="gr7" draw:text-style-name="P5" draw:layer="layout" svg:x1="3.6cm" svg:y1="21.718cm" svg:x2="19.2cm" svg:y2="21.718cm">
          <text:p/>
        </draw:line>
        <draw:line draw:style-name="gr7" draw:text-style-name="P5" draw:layer="layout" svg:x1="3.6cm" svg:y1="23.153cm" svg:x2="19.2cm" svg:y2="23.153cm">
          <text:p/>
        </draw:line>
        <draw:line draw:style-name="gr7" draw:text-style-name="P5" draw:layer="layout" svg:x1="3.6cm" svg:y1="24.588cm" svg:x2="19.2cm" svg:y2="24.588cm">
          <text:p/>
        </draw:lin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>
        <draw:custom-shape draw:style-name="gr1" draw:text-style-name="P1" draw:layer="layout" svg:width="13.5cm" svg:height="2.5cm" svg:x="5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.9cm" svg:y1="3.1cm" svg:x2="19.3cm" svg:y2="3.1cm">
          <text:p/>
        </draw:line>
        <draw:line draw:style-name="gr4" draw:text-style-name="P5" draw:layer="layout" svg:x1="1.9cm" svg:y1="23.9cm" svg:x2="19.3cm" svg:y2="23.9cm">
          <text:p/>
        </draw:line>
        <draw:line draw:style-name="gr4" draw:text-style-name="P5" draw:layer="layout" svg:x1="19.2cm" svg:y1="1.4cm" svg:x2="19.3cm" svg:y2="26.8cm">
          <text:p/>
        </draw:line>
        <draw:frame draw:style-name="gr5" draw:text-style-name="P6" draw:layer="layout" svg:width="2.517cm" svg:height="2.143cm" svg:x="16.483cm" svg:y="1.3cm">
          <draw:text-box>
            <text:p><text:span text:style-name="T3">○</text:span><text:span text:style-name="T3">×</text:span></text:p>
          </draw:text-box>
        </draw:frame>
        <draw:frame draw:style-name="gr38" draw:text-style-name="P22" draw:layer="layout" svg:width="6.666cm" svg:height="0.78cm" svg:x="9.2cm" svg:y="1.114cm">
          <draw:text-box>
            <text:p><text:span text:style-name="T11">月　　　日　　　　曜日 なまえ</text:span></text:p>
          </draw:text-box>
        </draw:frame>
        <draw:line draw:style-name="gr4" draw:text-style-name="P5" draw:layer="layout" svg:x1="5.2cm" svg:y1="2.2cm" svg:x2="5.2cm" svg:y2="23.9cm">
          <text:p/>
        </draw:line>
        <draw:line draw:style-name="gr4" draw:text-style-name="P5" draw:layer="layout" svg:x1="4.2cm" svg:y1="2.2cm" svg:x2="4.2cm" svg:y2="23.7cm">
          <text:p/>
        </draw:line>
        <draw:line draw:style-name="gr4" draw:text-style-name="P5" draw:layer="layout" svg:x1="3.2cm" svg:y1="2.2cm" svg:x2="3.2cm" svg:y2="23.7cm">
          <text:p/>
        </draw:line>
        <draw:frame draw:style-name="gr39" draw:text-style-name="P11" draw:layer="layout" svg:width="2.195cm" svg:height="0.886cm" svg:x="2.163cm" svg:y="1.814cm">
          <draw:text-box>
            <text:p>月　日</text:p>
          </draw:text-box>
        </draw:frame>
        <draw:frame draw:style-name="gr40" draw:text-style-name="P11" draw:layer="layout" svg:width="1.137cm" svg:height="0.886cm" svg:x="4.2cm" svg:y="1.8cm">
          <draw:text-box>
            <text:p>曜</text:p>
          </draw:text-box>
        </draw:frame>
        <draw:line draw:style-name="gr4" draw:text-style-name="P5" draw:layer="layout" svg:x1="1.9cm" svg:y1="2.2cm" svg:x2="1.9cm" svg:y2="23.7cm">
          <text:p/>
        </draw:lin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>
        <draw:frame draw:style-name="gr2" draw:text-style-name="P2" draw:layer="layout" svg:width="3.643cm" svg:height="1.098cm" svg:x="5.198cm" svg:y="0.868cm">
          <draw:text-box>
            <text:p><text:span text:style-name="T1">よてい表</text:span></text:p>
          </draw:text-box>
        </draw:frame>
        <draw:frame draw:style-name="gr41" draw:text-style-name="P21" draw:layer="layout" svg:width="1.916cm" svg:height="21.587cm" svg:x="-3.316cm" svg:y="3.813cm">
          <draw:text-box>
            <text:p text:style-name="P3"><text:span text:style-name="T10">40</text:span></text:p>
            <text:p text:style-name="P3"><text:span text:style-name="T10">8: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9: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10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11: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12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1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2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3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4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5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6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7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8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9</text:span><text:span text:style-name="T10">：</text:span><text:span text:style-name="T10">00</text:span></text:p>
            <text:p text:style-name="P3"><text:span text:style-name="T10">20</text:span></text:p>
          </draw:text-box>
        </draw:frame>
        <draw:line draw:style-name="gr4" draw:text-style-name="P5" draw:layer="layout" svg:x1="3.003cm" svg:y1="3.2cm" svg:x2="19.097cm" svg:y2="3.2cm">
          <text:p/>
        </draw:line>
        <draw:line draw:style-name="gr4" draw:text-style-name="P5" draw:layer="layout" svg:x1="3.003cm" svg:y1="5.277cm" svg:x2="19.097cm" svg:y2="5.277cm">
          <text:p/>
        </draw:line>
        <draw:line draw:style-name="gr4" draw:text-style-name="P5" draw:layer="layout" svg:x1="3.003cm" svg:y1="7.449cm" svg:x2="19.097cm" svg:y2="7.449cm">
          <text:p/>
        </draw:line>
        <draw:line draw:style-name="gr4" draw:text-style-name="P5" draw:layer="layout" svg:x1="3.003cm" svg:y1="9.462cm" svg:x2="19.097cm" svg:y2="9.462cm">
          <text:p/>
        </draw:line>
        <draw:line draw:style-name="gr4" draw:text-style-name="P5" draw:layer="layout" svg:x1="3.003cm" svg:y1="11.575cm" svg:x2="19.097cm" svg:y2="11.575cm">
          <text:p/>
        </draw:line>
        <draw:line draw:style-name="gr4" draw:text-style-name="P5" draw:layer="layout" svg:x1="17cm" svg:y1="2.4cm" svg:x2="17cm" svg:y2="28.7cm">
          <text:p/>
        </draw:line>
        <draw:frame draw:style-name="gr42" draw:text-style-name="P23" draw:layer="layout" svg:width="1.844cm" svg:height="1.517cm" svg:x="17.256cm" svg:y="1.5cm">
          <draw:text-box>
            <text:p><text:span text:style-name="T12">○</text:span><text:span text:style-name="T12">×</text:span></text:p>
          </draw:text-box>
        </draw:frame>
        <draw:frame draw:style-name="gr43" draw:text-style-name="P7" draw:layer="layout" svg:width="3.025cm" svg:height="0.886cm" svg:x="10.3cm" svg:y="0.914cm">
          <draw:text-box>
            <text:p><text:span text:style-name="T4"><text:s text:c="2"/></text:span><text:span text:style-name="T4">　なまえ</text:span></text:p>
          </draw:text-box>
        </draw:frame>
        <draw:line draw:style-name="gr7" draw:text-style-name="P5" draw:layer="layout" svg:x1="3.106cm" svg:y1="3.816cm" svg:x2="19.2cm" svg:y2="3.816cm">
          <text:p/>
        </draw:line>
        <draw:line draw:style-name="gr7" draw:text-style-name="P5" draw:layer="layout" svg:x1="3.106cm" svg:y1="4.568cm" svg:x2="19.2cm" svg:y2="4.568cm">
          <text:p/>
        </draw:line>
        <draw:line draw:style-name="gr7" draw:text-style-name="P5" draw:layer="layout" svg:x1="3.106cm" svg:y1="5.988cm" svg:x2="19.2cm" svg:y2="5.988cm">
          <text:p/>
        </draw:line>
        <draw:line draw:style-name="gr7" draw:text-style-name="P5" draw:layer="layout" svg:x1="3.106cm" svg:y1="6.74cm" svg:x2="19.2cm" svg:y2="6.74cm">
          <text:p/>
        </draw:line>
        <draw:line draw:style-name="gr7" draw:text-style-name="P5" draw:layer="layout" svg:x1="3.106cm" svg:y1="8.16cm" svg:x2="19.2cm" svg:y2="8.16cm">
          <text:p/>
        </draw:line>
        <draw:line draw:style-name="gr7" draw:text-style-name="P5" draw:layer="layout" svg:x1="3.106cm" svg:y1="8.772cm" svg:x2="19.2cm" svg:y2="8.772cm">
          <text:p/>
        </draw:line>
        <draw:line draw:style-name="gr7" draw:text-style-name="P5" draw:layer="layout" svg:x1="3.106cm" svg:y1="10.153cm" svg:x2="19.2cm" svg:y2="10.153cm">
          <text:p/>
        </draw:line>
        <draw:line draw:style-name="gr7" draw:text-style-name="P5" draw:layer="layout" svg:x1="1.6cm" svg:y1="10.9cm" svg:x2="19.2cm" svg:y2="10.884cm">
          <text:p/>
        </draw:line>
        <draw:line draw:style-name="gr4" draw:text-style-name="P5" draw:layer="layout" svg:x1="2.9cm" svg:y1="13.697cm" svg:x2="18.994cm" svg:y2="13.697cm">
          <text:p/>
        </draw:line>
        <draw:line draw:style-name="gr7" draw:text-style-name="P5" draw:layer="layout" svg:x1="3.003cm" svg:y1="12.276cm" svg:x2="19.097cm" svg:y2="12.276cm">
          <text:p/>
        </draw:line>
        <draw:line draw:style-name="gr7" draw:text-style-name="P5" draw:layer="layout" svg:x1="3.003cm" svg:y1="13.008cm" svg:x2="19.097cm" svg:y2="13.008cm">
          <text:p/>
        </draw:line>
        <draw:line draw:style-name="gr7" draw:text-style-name="P5" draw:layer="layout" svg:x1="3.003cm" svg:y1="14.388cm" svg:x2="19.097cm" svg:y2="14.388cm">
          <text:p/>
        </draw:line>
        <draw:line draw:style-name="gr4" draw:text-style-name="P5" draw:layer="layout" svg:x1="3.003cm" svg:y1="15.866cm" svg:x2="19.097cm" svg:y2="15.866cm">
          <text:p/>
        </draw:line>
        <draw:line draw:style-name="gr4" draw:text-style-name="P5" draw:layer="layout" svg:x1="3.003cm" svg:y1="18.027cm" svg:x2="19.097cm" svg:y2="18.027cm">
          <text:p/>
        </draw:line>
        <draw:line draw:style-name="gr4" draw:text-style-name="P5" draw:layer="layout" svg:x1="3.003cm" svg:y1="20.189cm" svg:x2="19.097cm" svg:y2="20.189cm">
          <text:p/>
        </draw:line>
        <draw:line draw:style-name="gr4" draw:text-style-name="P5" draw:layer="layout" svg:x1="3.003cm" svg:y1="22.352cm" svg:x2="19.097cm" svg:y2="22.352cm">
          <text:p/>
        </draw:line>
        <draw:line draw:style-name="gr7" draw:text-style-name="P5" draw:layer="layout" svg:x1="3.106cm" svg:y1="15.159cm" svg:x2="19.2cm" svg:y2="15.159cm">
          <text:p/>
        </draw:line>
        <draw:line draw:style-name="gr7" draw:text-style-name="P5" draw:layer="layout" svg:x1="3.106cm" svg:y1="16.572cm" svg:x2="19.2cm" svg:y2="16.572cm">
          <text:p/>
        </draw:line>
        <draw:line draw:style-name="gr7" draw:text-style-name="P5" draw:layer="layout" svg:x1="3.106cm" svg:y1="17.32cm" svg:x2="19.2cm" svg:y2="17.32cm">
          <text:p/>
        </draw:line>
        <draw:line draw:style-name="gr7" draw:text-style-name="P5" draw:layer="layout" svg:x1="3.106cm" svg:y1="18.734cm" svg:x2="19.2cm" svg:y2="18.734cm">
          <text:p/>
        </draw:line>
        <draw:line draw:style-name="gr7" draw:text-style-name="P5" draw:layer="layout" svg:x1="3.106cm" svg:y1="19.483cm" svg:x2="19.2cm" svg:y2="19.483cm">
          <text:p/>
        </draw:line>
        <draw:line draw:style-name="gr7" draw:text-style-name="P5" draw:layer="layout" svg:x1="3.106cm" svg:y1="20.896cm" svg:x2="19.2cm" svg:y2="20.896cm">
          <text:p/>
        </draw:line>
        <draw:line draw:style-name="gr7" draw:text-style-name="P5" draw:layer="layout" svg:x1="3.106cm" svg:y1="21.645cm" svg:x2="19.2cm" svg:y2="21.645cm">
          <text:p/>
        </draw:line>
        <draw:line draw:style-name="gr4" draw:text-style-name="P5" draw:layer="layout" svg:x1="2.9cm" svg:y1="24.524cm" svg:x2="18.994cm" svg:y2="24.524cm">
          <text:p/>
        </draw:line>
        <draw:line draw:style-name="gr7" draw:text-style-name="P5" draw:layer="layout" svg:x1="3.003cm" svg:y1="23.069cm" svg:x2="19.097cm" svg:y2="23.069cm">
          <text:p/>
        </draw:line>
        <draw:line draw:style-name="gr7" draw:text-style-name="P5" draw:layer="layout" svg:x1="3.003cm" svg:y1="23.818cm" svg:x2="19.097cm" svg:y2="23.818cm">
          <text:p/>
        </draw:line>
        <draw:line draw:style-name="gr7" draw:text-style-name="P5" draw:layer="layout" svg:x1="3.003cm" svg:y1="25.231cm" svg:x2="19.097cm" svg:y2="25.231cm">
          <text:p/>
        </draw:line>
        <draw:line draw:style-name="gr4" draw:text-style-name="P5" draw:layer="layout" svg:x1="2.9cm" svg:y1="26.716cm" svg:x2="18.994cm" svg:y2="26.716cm">
          <text:p/>
        </draw:line>
        <draw:line draw:style-name="gr7" draw:text-style-name="P5" draw:layer="layout" svg:x1="3.003cm" svg:y1="26.01cm" svg:x2="19.097cm" svg:y2="26.01cm">
          <text:p/>
        </draw:line>
        <draw:line draw:style-name="gr7" draw:text-style-name="P5" draw:layer="layout" svg:x1="3.003cm" svg:y1="27.423cm" svg:x2="19.097cm" svg:y2="27.423cm">
          <text:p/>
        </draw:line>
        <draw:line draw:style-name="gr4" draw:text-style-name="P5" draw:layer="layout" svg:x1="2.9cm" svg:y1="28.7cm" svg:x2="18.994cm" svg:y2="28.7cm">
          <text:p/>
        </draw:line>
        <draw:line draw:style-name="gr7" draw:text-style-name="P5" draw:layer="layout" svg:x1="3.003cm" svg:y1="27.994cm" svg:x2="19.097cm" svg:y2="27.994cm">
          <text:p/>
        </draw:line>
        <draw:line draw:style-name="gr7" draw:text-style-name="P5" draw:layer="layout" svg:x1="1.359cm" svg:y1="2.6cm" svg:x2="19.2cm" svg:y2="2.6cm">
          <text:p/>
        </draw:line>
        <draw:frame draw:style-name="gr44" draw:text-style-name="P11" draw:layer="layout" svg:width="1.205cm" svg:height="27.23cm" svg:x="3.001cm" svg:y="2.4cm">
          <draw:text-box>
            <text:p>20</text:p>
            <text:p>21</text:p>
            <text:p>22</text:p>
            <text:p>23</text:p>
            <text:p>24</text:p>
            <text:p>25</text:p>
            <text:p>26</text:p>
            <text:p>27</text:p>
            <text:p>28</text:p>
            <text:p>29</text:p>
            <text:p>30</text:p>
            <text:p>31</text:p>
            <text:p>1</text:p>
            <text:p>2</text:p>
            <text:p>3</text:p>
            <text:p>4</text:p>
            <text:p>5</text:p>
            <text:p>6</text:p>
            <text:p>7</text:p>
            <text:p>8</text:p>
            <text:p>9</text:p>
            <text:p>10</text:p>
            <text:p>11</text:p>
            <text:p>12</text:p>
            <text:p>13</text:p>
            <text:p>14</text:p>
            <text:p>15</text:p>
            <text:p>16</text:p>
            <text:p>17</text:p>
            <text:p>18</text:p>
            <text:p>19</text:p>
            <text:p>20</text:p>
            <text:p>21</text:p>
            <text:p>22</text:p>
            <text:p>23</text:p>
            <text:p>24</text:p>
            <text:p>25</text:p>
            <text:p/>
          </draw:text-box>
        </draw:frame>
        <draw:line draw:style-name="gr4" draw:text-style-name="P5" draw:layer="layout" svg:x1="4cm" svg:y1="2.6cm" svg:x2="4cm" svg:y2="28.7cm">
          <text:p/>
        </draw:line>
        <draw:line draw:style-name="gr4" draw:text-style-name="P5" draw:layer="layout" svg:x1="4.9cm" svg:y1="2.6cm" svg:x2="4.9cm" svg:y2="28.7cm">
          <text:p/>
        </draw:line>
        <draw:line draw:style-name="gr4" draw:text-style-name="P5" draw:layer="layout" svg:x1="3cm" svg:y1="2.6cm" svg:x2="3cm" svg:y2="28.7cm">
          <text:p/>
        </draw:line>
        <draw:frame draw:style-name="gr45" draw:text-style-name="P24" draw:layer="layout" svg:width="3.906cm" svg:height="1.099cm" svg:x="1.5cm" svg:y="0.9cm">
          <draw:text-box>
            <text:p><text:span text:style-name="T13">夏休みの</text:span></text:p>
          </draw:text-box>
        </draw:frame>
        <draw:frame draw:style-name="gr46" draw:text-style-name="P11" draw:layer="layout" svg:width="1.488cm" svg:height="0.963cm" svg:x="1.312cm" svg:y="2.9cm">
          <draw:text-box>
            <text:p>7月</text:p>
          </draw:text-box>
        </draw:frame>
        <draw:frame draw:style-name="gr47" draw:text-style-name="P11" draw:layer="layout" svg:width="1.3cm" svg:height="1.798cm" svg:x="1.5cm" svg:y="11.2cm">
          <draw:text-box>
            <text:p>8月</text:p>
          </draw:text-box>
        </draw:frame>
        <draw:line draw:style-name="gr4" draw:text-style-name="P5" draw:layer="layout" svg:x1="8.1cm" svg:y1="2.1cm" svg:x2="8.1cm" svg:y2="28.7cm">
          <text:p/>
        </draw:line>
        <draw:line draw:style-name="gr4" draw:text-style-name="P5" draw:layer="layout" svg:x1="12cm" svg:y1="2.2cm" svg:x2="12cm" svg:y2="28.7cm">
          <text:p/>
        </draw:line>
        <draw:frame draw:style-name="gr48" draw:text-style-name="P11" draw:layer="layout" svg:width="3.368cm" svg:height="0.886cm" svg:x="4.9cm" svg:y="1.914cm">
          <draw:text-box>
            <text:p>学童･ﾌﾟｰﾙ</text:p>
          </draw:text-box>
        </draw:frame>
        <draw:frame draw:style-name="gr49" draw:text-style-name="P11" draw:layer="layout" svg:width="1.772cm" svg:height="0.886cm" svg:x="9cm" svg:y="1.8cm">
          <draw:text-box>
            <text:p>宿題</text:p>
          </draw:text-box>
        </draw:frame>
        <draw:frame draw:style-name="gr50" draw:text-style-name="P11" draw:layer="layout" svg:width="4.261cm" svg:height="0.886cm" svg:x="12.339cm" svg:y="1.9cm">
          <draw:text-box>
            <text:p>その他の行事</text:p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>
        <draw:frame draw:style-name="gr2" draw:text-style-name="P2" draw:layer="layout" svg:width="3.643cm" svg:height="1.098cm" svg:x="5.198cm" svg:y="0.868cm">
          <draw:text-box>
            <text:p><text:span text:style-name="T1">よてい表</text:span></text:p>
          </draw:text-box>
        </draw:frame>
        <draw:line draw:style-name="gr4" draw:text-style-name="P5" draw:layer="layout" svg:x1="3.003cm" svg:y1="3.699cm" svg:x2="19.097cm" svg:y2="3.699cm">
          <text:p/>
        </draw:line>
        <draw:line draw:style-name="gr4" draw:text-style-name="P5" draw:layer="layout" svg:x1="3.003cm" svg:y1="7.502cm" svg:x2="19.097cm" svg:y2="7.502cm">
          <text:p/>
        </draw:line>
        <draw:line draw:style-name="gr4" draw:text-style-name="P5" draw:layer="layout" svg:x1="3.003cm" svg:y1="11.479cm" svg:x2="19.097cm" svg:y2="11.479cm">
          <text:p/>
        </draw:line>
        <draw:line draw:style-name="gr4" draw:text-style-name="P5" draw:layer="layout" svg:x1="3.003cm" svg:y1="15.164cm" svg:x2="19.097cm" svg:y2="15.164cm">
          <text:p/>
        </draw:line>
        <draw:line draw:style-name="gr4" draw:text-style-name="P5" draw:layer="layout" svg:x1="3.003cm" svg:y1="19.033cm" svg:x2="19.097cm" svg:y2="19.033cm">
          <text:p/>
        </draw:line>
        <draw:line draw:style-name="gr4" draw:text-style-name="P5" draw:layer="layout" svg:x1="17cm" svg:y1="2.4cm" svg:x2="17cm" svg:y2="28.7cm">
          <text:p/>
        </draw:line>
        <draw:frame draw:style-name="gr42" draw:text-style-name="P23" draw:layer="layout" svg:width="1.844cm" svg:height="1.517cm" svg:x="17.256cm" svg:y="1.5cm">
          <draw:text-box>
            <text:p><text:span text:style-name="T12">○</text:span><text:span text:style-name="T12">×</text:span></text:p>
          </draw:text-box>
        </draw:frame>
        <draw:frame draw:style-name="gr43" draw:text-style-name="P7" draw:layer="layout" svg:width="3.025cm" svg:height="0.886cm" svg:x="10.3cm" svg:y="0.914cm">
          <draw:text-box>
            <text:p><text:span text:style-name="T4"><text:s text:c="2"/></text:span><text:span text:style-name="T4">　なまえ</text:span></text:p>
          </draw:text-box>
        </draw:frame>
        <draw:line draw:style-name="gr7" draw:text-style-name="P5" draw:layer="layout" svg:x1="3.106cm" svg:y1="4.826cm" svg:x2="19.2cm" svg:y2="4.826cm">
          <text:p/>
        </draw:line>
        <draw:line draw:style-name="gr7" draw:text-style-name="P5" draw:layer="layout" svg:x1="3.106cm" svg:y1="6.203cm" svg:x2="19.2cm" svg:y2="6.203cm">
          <text:p/>
        </draw:line>
        <draw:line draw:style-name="gr7" draw:text-style-name="P5" draw:layer="layout" svg:x1="3.106cm" svg:y1="8.803cm" svg:x2="19.2cm" svg:y2="8.803cm">
          <text:p/>
        </draw:line>
        <draw:line draw:style-name="gr7" draw:text-style-name="P5" draw:layer="layout" svg:x1="3.106cm" svg:y1="10.18cm" svg:x2="19.2cm" svg:y2="10.18cm">
          <text:p/>
        </draw:line>
        <draw:line draw:style-name="gr7" draw:text-style-name="P5" draw:layer="layout" svg:x1="3.106cm" svg:y1="12.78cm" svg:x2="19.2cm" svg:y2="12.78cm">
          <text:p/>
        </draw:line>
        <draw:line draw:style-name="gr7" draw:text-style-name="P5" draw:layer="layout" svg:x1="3.106cm" svg:y1="13.901cm" svg:x2="19.2cm" svg:y2="13.901cm">
          <text:p/>
        </draw:line>
        <draw:line draw:style-name="gr7" draw:text-style-name="P5" draw:layer="layout" svg:x1="3.106cm" svg:y1="16.43cm" svg:x2="19.2cm" svg:y2="16.43cm">
          <text:p/>
        </draw:line>
        <draw:line draw:style-name="gr7" draw:text-style-name="P5" draw:layer="layout" svg:x1="1.6cm" svg:y1="17.797cm" svg:x2="19.2cm" svg:y2="17.768cm">
          <text:p/>
        </draw:line>
        <draw:line draw:style-name="gr4" draw:text-style-name="P5" draw:layer="layout" svg:x1="2.9cm" svg:y1="22.919cm" svg:x2="18.994cm" svg:y2="22.919cm">
          <text:p/>
        </draw:line>
        <draw:line draw:style-name="gr7" draw:text-style-name="P5" draw:layer="layout" svg:x1="3.003cm" svg:y1="20.317cm" svg:x2="19.097cm" svg:y2="20.317cm">
          <text:p/>
        </draw:line>
        <draw:line draw:style-name="gr7" draw:text-style-name="P5" draw:layer="layout" svg:x1="3.003cm" svg:y1="21.657cm" svg:x2="19.097cm" svg:y2="21.657cm">
          <text:p/>
        </draw:line>
        <draw:line draw:style-name="gr7" draw:text-style-name="P5" draw:layer="layout" svg:x1="3.003cm" svg:y1="24.184cm" svg:x2="19.097cm" svg:y2="24.184cm">
          <text:p/>
        </draw:line>
        <draw:line draw:style-name="gr4" draw:text-style-name="P5" draw:layer="layout" svg:x1="3.003cm" svg:y1="26.89cm" svg:x2="19.097cm" svg:y2="26.89cm">
          <text:p/>
        </draw:line>
        <draw:line draw:style-name="gr7" draw:text-style-name="P5" draw:layer="layout" svg:x1="3.106cm" svg:y1="25.596cm" svg:x2="19.2cm" svg:y2="25.596cm">
          <text:p/>
        </draw:line>
        <draw:line draw:style-name="gr7" draw:text-style-name="P5" draw:layer="layout" svg:x1="3.106cm" svg:y1="28.183cm" svg:x2="19.2cm" svg:y2="28.183cm">
          <text:p/>
        </draw:line>
        <draw:line draw:style-name="gr7" draw:text-style-name="P5" draw:layer="layout" svg:x1="1.359cm" svg:y1="2.6cm" svg:x2="19.2cm" svg:y2="2.6cm">
          <text:p/>
        </draw:line>
        <draw:frame draw:style-name="gr51" draw:text-style-name="P25" draw:layer="layout" svg:width="1.755cm" svg:height="27.967cm" svg:x="3.001cm" svg:y="2.4cm">
          <draw:text-box>
            <text:p text:style-name="P1"><text:span text:style-name="T12">20</text:span></text:p>
            <text:p text:style-name="P1"><text:span text:style-name="T12">21</text:span></text:p>
            <text:p text:style-name="P1"><text:span text:style-name="T12">22</text:span></text:p>
            <text:p text:style-name="P1"><text:span text:style-name="T12">23</text:span></text:p>
            <text:p text:style-name="P1"><text:span text:style-name="T12">24</text:span></text:p>
            <text:p text:style-name="P1"><text:span text:style-name="T12">25</text:span></text:p>
            <text:p text:style-name="P1"><text:span text:style-name="T12">26</text:span></text:p>
            <text:p text:style-name="P1"><text:span text:style-name="T12">27</text:span></text:p>
            <text:p text:style-name="P1"><text:span text:style-name="T12">28</text:span></text:p>
            <text:p text:style-name="P1"><text:span text:style-name="T12">29</text:span></text:p>
            <text:p text:style-name="P1"><text:span text:style-name="T12">30</text:span></text:p>
            <text:p text:style-name="P1"><text:span text:style-name="T12">31</text:span></text:p>
            <text:p text:style-name="P1"><text:span text:style-name="T12">1</text:span></text:p>
            <text:p text:style-name="P1"><text:span text:style-name="T12">2</text:span></text:p>
            <text:p text:style-name="P1"><text:span text:style-name="T12">3</text:span></text:p>
            <text:p text:style-name="P1"><text:span text:style-name="T12">4</text:span></text:p>
            <text:p text:style-name="P1"><text:span text:style-name="T12">5</text:span></text:p>
            <text:p text:style-name="P1"><text:span text:style-name="T12">6</text:span></text:p>
            <text:p text:style-name="P1"><text:span text:style-name="T12">7</text:span></text:p>
            <text:p text:style-name="P1"><text:span text:style-name="T12">8</text:span></text:p>
            <text:p text:style-name="P1"><text:span text:style-name="T12">9</text:span></text:p>
            <text:p text:style-name="P1"><text:span text:style-name="T12"/></text:p>
          </draw:text-box>
        </draw:frame>
        <draw:line draw:style-name="gr4" draw:text-style-name="P5" draw:layer="layout" svg:x1="4.9cm" svg:y1="2.6cm" svg:x2="4.9cm" svg:y2="28.7cm">
          <text:p/>
        </draw:line>
        <draw:line draw:style-name="gr4" draw:text-style-name="P5" draw:layer="layout" svg:x1="2.7cm" svg:y1="2.6cm" svg:x2="2.7cm" svg:y2="28.7cm">
          <text:p/>
        </draw:line>
        <draw:frame draw:style-name="gr45" draw:text-style-name="P24" draw:layer="layout" svg:width="3.906cm" svg:height="1.099cm" svg:x="1.5cm" svg:y="0.9cm">
          <draw:text-box>
            <text:p><text:span text:style-name="T13">　休みの</text:span></text:p>
          </draw:text-box>
        </draw:frame>
        <draw:frame draw:style-name="gr52" draw:text-style-name="P7" draw:layer="layout" svg:width="1.137cm" svg:height="1.623cm" svg:x="1.312cm" svg:y="3.149cm">
          <draw:text-box>
            <text:p><text:span text:style-name="T4">月</text:span></text:p>
          </draw:text-box>
        </draw:frame>
        <draw:frame draw:style-name="gr53" draw:text-style-name="P7" draw:layer="layout" svg:width="1.3cm" svg:height="3.293cm" svg:x="1.5cm" svg:y="18.346cm">
          <draw:text-box>
            <text:p><text:span text:style-name="T4">月</text:span></text:p>
          </draw:text-box>
        </draw:frame>
        <draw:line draw:style-name="gr4" draw:text-style-name="P5" draw:layer="layout" svg:x1="8.1cm" svg:y1="2.1cm" svg:x2="8.1cm" svg:y2="28.7cm">
          <text:p/>
        </draw:line>
        <draw:line draw:style-name="gr4" draw:text-style-name="P5" draw:layer="layout" svg:x1="12cm" svg:y1="2.2cm" svg:x2="12cm" svg:y2="28.7cm">
          <text:p/>
        </draw:line>
        <draw:frame draw:style-name="gr48" draw:text-style-name="P7" draw:layer="layout" svg:width="3.368cm" svg:height="0.886cm" svg:x="4.9cm" svg:y="1.914cm">
          <draw:text-box>
            <text:p><text:span text:style-name="T4">学童･ﾌﾟｰﾙ</text:span></text:p>
          </draw:text-box>
        </draw:frame>
        <draw:frame draw:style-name="gr49" draw:text-style-name="P7" draw:layer="layout" svg:width="1.772cm" svg:height="0.886cm" svg:x="9cm" svg:y="1.8cm">
          <draw:text-box>
            <text:p><text:span text:style-name="T4">宿題</text:span></text:p>
          </draw:text-box>
        </draw:frame>
        <draw:frame draw:style-name="gr50" draw:text-style-name="P7" draw:layer="layout" svg:width="4.261cm" svg:height="0.886cm" svg:x="12.339cm" svg:y="1.9cm">
          <draw:text-box>
            <text:p><text:span text:style-name="T4">その他の行事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>
        <draw:custom-shape draw:style-name="gr1" draw:text-style-name="P1" draw:layer="layout" svg:width="13.5cm" svg:height="2.5cm" svg:x="1.8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41" draw:text-style-name="P21" draw:layer="layout" svg:width="1.916cm" svg:height="21.587cm" svg:x="1.3cm" svg:y="3.8cm">
          <draw:text-box>
            <text:p text:style-name="P3"><text:span text:style-name="T10">40</text:span></text:p>
            <text:p text:style-name="P3"><text:span text:style-name="T10">8: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9: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10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11: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12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1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2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3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4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5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6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7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8</text:span><text:span text:style-name="T10">：</text:span><text:span text:style-name="T10">00</text:span></text:p>
            <text:p text:style-name="P3"><text:span text:style-name="T10">20</text:span></text:p>
            <text:p text:style-name="P3"><text:span text:style-name="T10">40</text:span></text:p>
            <text:p text:style-name="P3"><text:span text:style-name="T10">　</text:span><text:span text:style-name="T10">9</text:span><text:span text:style-name="T10">：</text:span><text:span text:style-name="T10">00</text:span></text:p>
            <text:p text:style-name="P3"><text:span text:style-name="T10">20</text:span></text:p>
          </draw:text-box>
        </draw:frame>
        <draw:line draw:style-name="gr4" draw:text-style-name="P5" draw:layer="layout" svg:x1="3.5cm" svg:y1="4.3cm" svg:x2="19.1cm" svg:y2="4.3cm">
          <text:p/>
        </draw:line>
        <draw:line draw:style-name="gr4" draw:text-style-name="P5" draw:layer="layout" svg:x1="3.5cm" svg:y1="5.792cm" svg:x2="19.1cm" svg:y2="5.792cm">
          <text:p/>
        </draw:line>
        <draw:line draw:style-name="gr4" draw:text-style-name="P5" draw:layer="layout" svg:x1="3.5cm" svg:y1="7.352cm" svg:x2="19.1cm" svg:y2="7.352cm">
          <text:p/>
        </draw:line>
        <draw:line draw:style-name="gr4" draw:text-style-name="P5" draw:layer="layout" svg:x1="3.5cm" svg:y1="8.798cm" svg:x2="19.1cm" svg:y2="8.798cm">
          <text:p/>
        </draw:line>
        <draw:line draw:style-name="gr4" draw:text-style-name="P5" draw:layer="layout" svg:x1="3.5cm" svg:y1="10.316cm" svg:x2="19.1cm" svg:y2="10.316cm">
          <text:p/>
        </draw:line>
        <draw:line draw:style-name="gr4" draw:text-style-name="P5" draw:layer="layout" svg:x1="15.7cm" svg:y1="2.9cm" svg:x2="15.8cm" svg:y2="28.3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6.9cm" svg:y="1.514cm">
          <draw:text-box>
            <text:p><text:span text:style-name="T4">月　　　日　　　　曜日 <text:s/>　なまえ</text:span></text:p>
          </draw:text-box>
        </draw:frame>
        <draw:line draw:style-name="gr7" draw:text-style-name="P5" draw:layer="layout" svg:x1="3.6cm" svg:y1="4.742cm" svg:x2="19.2cm" svg:y2="4.742cm">
          <text:p/>
        </draw:line>
        <draw:line draw:style-name="gr7" draw:text-style-name="P5" draw:layer="layout" svg:x1="3.6cm" svg:y1="5.283cm" svg:x2="19.2cm" svg:y2="5.283cm">
          <text:p/>
        </draw:line>
        <draw:line draw:style-name="gr7" draw:text-style-name="P5" draw:layer="layout" svg:x1="3.6cm" svg:y1="6.303cm" svg:x2="19.2cm" svg:y2="6.303cm">
          <text:p/>
        </draw:line>
        <draw:line draw:style-name="gr7" draw:text-style-name="P5" draw:layer="layout" svg:x1="3.6cm" svg:y1="6.843cm" svg:x2="19.2cm" svg:y2="6.843cm">
          <text:p/>
        </draw:line>
        <draw:line draw:style-name="gr7" draw:text-style-name="P5" draw:layer="layout" svg:x1="3.6cm" svg:y1="7.863cm" svg:x2="19.2cm" svg:y2="7.863cm">
          <text:p/>
        </draw:line>
        <draw:line draw:style-name="gr7" draw:text-style-name="P5" draw:layer="layout" svg:x1="3.6cm" svg:y1="8.303cm" svg:x2="19.2cm" svg:y2="8.303cm">
          <text:p/>
        </draw:line>
        <draw:line draw:style-name="gr7" draw:text-style-name="P5" draw:layer="layout" svg:x1="3.6cm" svg:y1="9.294cm" svg:x2="19.2cm" svg:y2="9.294cm">
          <text:p/>
        </draw:line>
        <draw:line draw:style-name="gr7" draw:text-style-name="P5" draw:layer="layout" svg:x1="3.6cm" svg:y1="9.82cm" svg:x2="19.2cm" svg:y2="9.82cm">
          <text:p/>
        </draw:line>
        <draw:frame draw:style-name="gr54" draw:text-style-name="P7" draw:layer="layout" svg:width="2.979cm" svg:height="1.786cm" svg:x="2.021cm" svg:y="25.914cm">
          <draw:text-box>
            <text:p><text:span text:style-name="T4">こうひょう</text:span></text:p>
          </draw:text-box>
        </draw:frame>
        <draw:line draw:style-name="gr4" draw:text-style-name="P5" draw:layer="layout" svg:x1="3.4cm" svg:y1="11.84cm" svg:x2="19cm" svg:y2="11.84cm">
          <text:p/>
        </draw:line>
        <draw:line draw:style-name="gr7" draw:text-style-name="P5" draw:layer="layout" svg:x1="3.5cm" svg:y1="10.82cm" svg:x2="19.1cm" svg:y2="10.82cm">
          <text:p/>
        </draw:line>
        <draw:line draw:style-name="gr7" draw:text-style-name="P5" draw:layer="layout" svg:x1="3.5cm" svg:y1="11.345cm" svg:x2="19.1cm" svg:y2="11.345cm">
          <text:p/>
        </draw:line>
        <draw:line draw:style-name="gr7" draw:text-style-name="P5" draw:layer="layout" svg:x1="3.5cm" svg:y1="12.337cm" svg:x2="19.1cm" svg:y2="12.337cm">
          <text:p/>
        </draw:line>
        <draw:line draw:style-name="gr4" draw:text-style-name="P5" draw:layer="layout" svg:x1="3.5cm" svg:y1="13.398cm" svg:x2="19.1cm" svg:y2="13.398cm">
          <text:p/>
        </draw:line>
        <draw:line draw:style-name="gr4" draw:text-style-name="P5" draw:layer="layout" svg:x1="3.5cm" svg:y1="14.951cm" svg:x2="19.1cm" svg:y2="14.951cm">
          <text:p/>
        </draw:line>
        <draw:line draw:style-name="gr4" draw:text-style-name="P5" draw:layer="layout" svg:x1="3.5cm" svg:y1="16.503cm" svg:x2="19.1cm" svg:y2="16.503cm">
          <text:p/>
        </draw:line>
        <draw:line draw:style-name="gr4" draw:text-style-name="P5" draw:layer="layout" svg:x1="3.5cm" svg:y1="18.057cm" svg:x2="19.1cm" svg:y2="18.057cm">
          <text:p/>
        </draw:line>
        <draw:line draw:style-name="gr7" draw:text-style-name="P5" draw:layer="layout" svg:x1="3.6cm" svg:y1="12.89cm" svg:x2="19.2cm" svg:y2="12.89cm">
          <text:p/>
        </draw:line>
        <draw:line draw:style-name="gr7" draw:text-style-name="P5" draw:layer="layout" svg:x1="3.6cm" svg:y1="13.905cm" svg:x2="19.2cm" svg:y2="13.905cm">
          <text:p/>
        </draw:line>
        <draw:line draw:style-name="gr7" draw:text-style-name="P5" draw:layer="layout" svg:x1="3.6cm" svg:y1="14.443cm" svg:x2="19.2cm" svg:y2="14.443cm">
          <text:p/>
        </draw:line>
        <draw:line draw:style-name="gr7" draw:text-style-name="P5" draw:layer="layout" svg:x1="3.6cm" svg:y1="15.459cm" svg:x2="19.2cm" svg:y2="15.459cm">
          <text:p/>
        </draw:line>
        <draw:line draw:style-name="gr7" draw:text-style-name="P5" draw:layer="layout" svg:x1="3.6cm" svg:y1="15.996cm" svg:x2="19.2cm" svg:y2="15.996cm">
          <text:p/>
        </draw:line>
        <draw:line draw:style-name="gr7" draw:text-style-name="P5" draw:layer="layout" svg:x1="3.6cm" svg:y1="17.011cm" svg:x2="19.2cm" svg:y2="17.011cm">
          <text:p/>
        </draw:line>
        <draw:line draw:style-name="gr7" draw:text-style-name="P5" draw:layer="layout" svg:x1="3.6cm" svg:y1="17.549cm" svg:x2="19.2cm" svg:y2="17.549cm">
          <text:p/>
        </draw:line>
        <draw:line draw:style-name="gr4" draw:text-style-name="P5" draw:layer="layout" svg:x1="3.4cm" svg:y1="19.617cm" svg:x2="19cm" svg:y2="19.617cm">
          <text:p/>
        </draw:line>
        <draw:line draw:style-name="gr7" draw:text-style-name="P5" draw:layer="layout" svg:x1="3.5cm" svg:y1="18.572cm" svg:x2="19.1cm" svg:y2="18.572cm">
          <text:p/>
        </draw:line>
        <draw:line draw:style-name="gr7" draw:text-style-name="P5" draw:layer="layout" svg:x1="3.5cm" svg:y1="19.11cm" svg:x2="19.1cm" svg:y2="19.11cm">
          <text:p/>
        </draw:line>
        <draw:line draw:style-name="gr7" draw:text-style-name="P5" draw:layer="layout" svg:x1="3.5cm" svg:y1="20.125cm" svg:x2="19.1cm" svg:y2="20.125cm">
          <text:p/>
        </draw:line>
        <draw:line draw:style-name="gr4" draw:text-style-name="P5" draw:layer="layout" svg:x1="3.4cm" svg:y1="21.192cm" svg:x2="19cm" svg:y2="21.192cm">
          <text:p/>
        </draw:line>
        <draw:line draw:style-name="gr7" draw:text-style-name="P5" draw:layer="layout" svg:x1="3.5cm" svg:y1="20.685cm" svg:x2="19.1cm" svg:y2="20.685cm">
          <text:p/>
        </draw:line>
        <draw:line draw:style-name="gr7" draw:text-style-name="P5" draw:layer="layout" svg:x1="3.5cm" svg:y1="21.7cm" svg:x2="19.1cm" svg:y2="21.7cm">
          <text:p/>
        </draw:line>
        <draw:line draw:style-name="gr4" draw:text-style-name="P5" draw:layer="layout" svg:x1="3.4cm" svg:y1="22.617cm" svg:x2="19cm" svg:y2="22.617cm">
          <text:p/>
        </draw:line>
        <draw:line draw:style-name="gr7" draw:text-style-name="P5" draw:layer="layout" svg:x1="3.5cm" svg:y1="22.11cm" svg:x2="19.1cm" svg:y2="22.11cm">
          <text:p/>
        </draw:line>
        <draw:line draw:style-name="gr7" draw:text-style-name="P5" draw:layer="layout" svg:x1="3.5cm" svg:y1="23.125cm" svg:x2="19.1cm" svg:y2="23.125cm">
          <text:p/>
        </draw:line>
        <draw:line draw:style-name="gr4" draw:text-style-name="P5" draw:layer="layout" svg:x1="3.4cm" svg:y1="24.192cm" svg:x2="19cm" svg:y2="24.192cm">
          <text:p/>
        </draw:line>
        <draw:line draw:style-name="gr7" draw:text-style-name="P5" draw:layer="layout" svg:x1="3.5cm" svg:y1="23.685cm" svg:x2="19.1cm" svg:y2="23.685cm">
          <text:p/>
        </draw:line>
        <draw:line draw:style-name="gr7" draw:text-style-name="P5" draw:layer="layout" svg:x1="3.5cm" svg:y1="24.7cm" svg:x2="19.1cm" svg:y2="24.7cm">
          <text:p/>
        </draw:line>
        <draw:line draw:style-name="gr7" draw:text-style-name="P5" draw:layer="layout" svg:x1="3.6cm" svg:y1="3.842cm" svg:x2="19.2cm" svg:y2="3.842cm">
          <text:p/>
        </draw:lin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>
        <draw:custom-shape draw:style-name="gr1" draw:text-style-name="P1" draw:layer="layout" svg:width="11.9cm" svg:height="2.5cm" svg:x="3.4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55" draw:text-style-name="P21" draw:layer="layout" svg:width="1.645cm" svg:height="23.435cm" svg:x="1cm" svg:y="3.5cm">
          <draw:text-box>
            <text:p text:style-name="P3"><text:span text:style-name="T10"/></text:p>
            <text:p text:style-name="P3"><text:span text:style-name="T10">8:00</text:span></text:p>
            <text:p text:style-name="P3"><text:span text:style-name="T10"/></text:p>
            <text:p text:style-name="P3"><text:span text:style-name="T10">8:20</text:span></text:p>
            <text:p text:style-name="P3"><text:span text:style-name="T10"/></text:p>
            <text:p text:style-name="P3"><text:span text:style-name="T10">8:35</text:span></text:p>
            <text:p text:style-name="P3"><text:span text:style-name="T10"/></text:p>
            <text:p text:style-name="P3"><text:span text:style-name="T10">8:40</text:span></text:p>
            <text:p text:style-name="P3"><text:span text:style-name="T10"/></text:p>
            <text:p text:style-name="P3"><text:span text:style-name="T10"/></text:p>
            <text:p text:style-name="P3"><text:span text:style-name="T10">9:25</text:span></text:p>
            <text:p text:style-name="P3"><text:span text:style-name="T10"/></text:p>
            <text:p text:style-name="P3"><text:span text:style-name="T10">9:30</text:span></text:p>
            <text:p text:style-name="P3"><text:span text:style-name="T10"/></text:p>
            <text:p text:style-name="P3"><text:span text:style-name="T10"/></text:p>
            <text:p text:style-name="P3"><text:span text:style-name="T10">10:15</text:span></text:p>
            <text:p text:style-name="P3"><text:span text:style-name="T10"/></text:p>
            <text:p text:style-name="P3"><text:span text:style-name="T10">10:35</text:span></text:p>
            <text:p text:style-name="P3"><text:span text:style-name="T10"/></text:p>
            <text:p text:style-name="P3"><text:span text:style-name="T10"/></text:p>
            <text:p text:style-name="P3"><text:span text:style-name="T10">11:20</text:span></text:p>
            <text:p text:style-name="P3"><text:span text:style-name="T10"/></text:p>
            <text:p text:style-name="P3"><text:span text:style-name="T10">11:25</text:span></text:p>
            <text:p text:style-name="P3"><text:span text:style-name="T10"/></text:p>
            <text:p text:style-name="P3"><text:span text:style-name="T10"/></text:p>
            <text:p text:style-name="P3"><text:span text:style-name="T10">12:10</text:span></text:p>
            <text:p text:style-name="P3"><text:span text:style-name="T10"/></text:p>
            <text:p text:style-name="P3"><text:span text:style-name="T10"/></text:p>
            <text:p text:style-name="P3"><text:span text:style-name="T10">12:55</text:span></text:p>
            <text:p text:style-name="P3"><text:span text:style-name="T10"/></text:p>
            <text:p text:style-name="P3"><text:span text:style-name="T10">13:00</text:span></text:p>
            <text:p text:style-name="P3"><text:span text:style-name="T10"/></text:p>
            <text:p text:style-name="P3"><text:span text:style-name="T10">13:15</text:span></text:p>
            <text:p text:style-name="P3"><text:span text:style-name="T10"/></text:p>
            <text:p text:style-name="P3"><text:span text:style-name="T10">13:30</text:span></text:p>
            <text:p text:style-name="P3"><text:span text:style-name="T10"/></text:p>
            <text:p text:style-name="P3"><text:span text:style-name="T10"/></text:p>
            <text:p text:style-name="P3"><text:span text:style-name="T10">14:15</text:span></text:p>
            <text:p text:style-name="P3"><text:span text:style-name="T10"/></text:p>
            <text:p text:style-name="P3"><text:span text:style-name="T10">14:20</text:span></text:p>
            <text:p text:style-name="P3"><text:span text:style-name="T10"/></text:p>
            <text:p text:style-name="P3"><text:span text:style-name="T10"/></text:p>
            <text:p text:style-name="P3"><text:span text:style-name="T10">15:05</text:span></text:p>
            <text:p text:style-name="P3"><text:span text:style-name="T10"/></text:p>
            <text:p text:style-name="P3"><text:span text:style-name="T10"/></text:p>
            <text:p text:style-name="P3"><text:span text:style-name="T10">15:45</text:span></text:p>
          </draw:text-box>
        </draw:frame>
        <draw:line draw:style-name="gr4" draw:text-style-name="P5" draw:layer="layout" svg:x1="3.5cm" svg:y1="4.3cm" svg:x2="19.1cm" svg:y2="4.3cm">
          <text:p/>
        </draw:line>
        <draw:line draw:style-name="gr4" draw:text-style-name="P5" draw:layer="layout" svg:x1="3.5cm" svg:y1="5.292cm" svg:x2="19.1cm" svg:y2="5.292cm">
          <text:p/>
        </draw:line>
        <draw:line draw:style-name="gr4" draw:text-style-name="P5" draw:layer="layout" svg:x1="3.5cm" svg:y1="6.252cm" svg:x2="19.1cm" svg:y2="6.252cm">
          <text:p/>
        </draw:line>
        <draw:line draw:style-name="gr4" draw:text-style-name="P5" draw:layer="layout" svg:x1="3.5cm" svg:y1="7.298cm" svg:x2="19.1cm" svg:y2="7.298cm">
          <text:p/>
        </draw:line>
        <draw:line draw:style-name="gr4" draw:text-style-name="P5" draw:layer="layout" svg:x1="3.5cm" svg:y1="8.616cm" svg:x2="19.1cm" svg:y2="8.616cm">
          <text:p/>
        </draw:line>
        <draw:line draw:style-name="gr4" draw:text-style-name="P5" draw:layer="layout" svg:x1="15.7cm" svg:y1="2.9cm" svg:x2="15.8cm" svg:y2="28.3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6.9cm" svg:y="1.514cm">
          <draw:text-box>
            <text:p><text:span text:style-name="T4">月　　　日　　　　曜日 <text:s/>　なまえ</text:span></text:p>
          </draw:text-box>
        </draw:frame>
        <draw:frame draw:style-name="gr8" draw:text-style-name="P7" draw:layer="layout" svg:width="2.979cm" svg:height="0.886cm" svg:x="3.6cm" svg:y="25.914cm">
          <draw:text-box>
            <text:p><text:span text:style-name="T4">こうひょう</text:span></text:p>
          </draw:text-box>
        </draw:frame>
        <draw:line draw:style-name="gr4" draw:text-style-name="P5" draw:layer="layout" svg:x1="3.4cm" svg:y1="9.64cm" svg:x2="19cm" svg:y2="9.64cm">
          <text:p/>
        </draw:line>
        <draw:line draw:style-name="gr4" draw:text-style-name="P5" draw:layer="layout" svg:x1="3.5cm" svg:y1="11.098cm" svg:x2="19.1cm" svg:y2="11.098cm">
          <text:p/>
        </draw:line>
        <draw:frame draw:style-name="gr56" draw:text-style-name="P20" draw:layer="layout" svg:width="4.151cm" svg:height="21.968cm" svg:x="3.6cm" svg:y="4.4cm">
          <draw:text-box>
            <text:p><text:span text:style-name="T10">準備</text:span></text:p>
            <text:p><text:span text:style-name="T10"/></text:p>
            <text:p><text:span text:style-name="T10">パワーアップタイム</text:span></text:p>
            <text:p><text:span text:style-name="T10"/></text:p>
            <text:p><text:span text:style-name="T10">朝の会</text:span></text:p>
            <text:p><text:span text:style-name="T10"/></text:p>
            <text:p><text:span text:style-name="T10"/></text:p>
            <text:p><text:span text:style-name="T10">1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2</text:span></text:p>
            <text:p><text:span text:style-name="T10"/></text:p>
            <text:p><text:span text:style-name="T10"/></text:p>
            <text:p><text:span text:style-name="T10">中休み</text:span></text:p>
            <text:p><text:span text:style-name="T10"/></text:p>
            <text:p><text:span text:style-name="T10">3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4</text:span></text:p>
            <text:p><text:span text:style-name="T10"/></text:p>
            <text:p><text:span text:style-name="T10"/></text:p>
            <text:p><text:span text:style-name="T10"/></text:p>
            <text:p><text:span text:style-name="T10">給食</text:span></text:p>
            <text:p><text:span text:style-name="T10"/></text:p>
            <text:p><text:span text:style-name="T10">歯磨き</text:span></text:p>
            <text:p><text:span text:style-name="T10"/></text:p>
            <text:p><text:span text:style-name="T10">清掃</text:span></text:p>
            <text:p><text:span text:style-name="T10"/></text:p>
            <text:p><text:span text:style-name="T10">昼休み</text:span></text:p>
            <text:p><text:span text:style-name="T10"/></text:p>
            <text:p><text:span text:style-name="T10"/></text:p>
            <text:p><text:span text:style-name="T10">5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6</text:span></text:p>
            <text:p><text:span text:style-name="T10"/></text:p>
            <text:p><text:span text:style-name="T10"/></text:p>
            <text:p><text:span text:style-name="T10">帰りの会</text:span></text:p>
          </draw:text-box>
        </draw:frame>
        <draw:line draw:style-name="gr4" draw:text-style-name="P5" draw:layer="layout" svg:x1="3.5cm" svg:y1="11.992cm" svg:x2="19.1cm" svg:y2="11.992cm">
          <text:p/>
        </draw:line>
        <draw:line draw:style-name="gr4" draw:text-style-name="P5" draw:layer="layout" svg:x1="3.5cm" svg:y1="13.452cm" svg:x2="19.1cm" svg:y2="13.452cm">
          <text:p/>
        </draw:line>
        <draw:line draw:style-name="gr4" draw:text-style-name="P5" draw:layer="layout" svg:x1="3.5cm" svg:y1="14.498cm" svg:x2="19.1cm" svg:y2="14.498cm">
          <text:p/>
        </draw:line>
        <draw:line draw:style-name="gr4" draw:text-style-name="P5" draw:layer="layout" svg:x1="3.5cm" svg:y1="15.816cm" svg:x2="19.1cm" svg:y2="15.816cm">
          <text:p/>
        </draw:line>
        <draw:line draw:style-name="gr4" draw:text-style-name="P5" draw:layer="layout" svg:x1="3.4cm" svg:y1="17.24cm" svg:x2="19cm" svg:y2="17.24cm">
          <text:p/>
        </draw:line>
        <draw:line draw:style-name="gr4" draw:text-style-name="P5" draw:layer="layout" svg:x1="3.5cm" svg:y1="18.098cm" svg:x2="19.1cm" svg:y2="18.098cm">
          <text:p/>
        </draw:line>
        <draw:line draw:style-name="gr4" draw:text-style-name="P5" draw:layer="layout" svg:x1="3.5cm" svg:y1="19.052cm" svg:x2="19.1cm" svg:y2="19.052cm">
          <text:p/>
        </draw:line>
        <draw:line draw:style-name="gr4" draw:text-style-name="P5" draw:layer="layout" svg:x1="3.543cm" svg:y1="20.1cm" svg:x2="19.143cm" svg:y2="20.1cm">
          <text:p/>
        </draw:line>
        <draw:line draw:style-name="gr4" draw:text-style-name="P5" draw:layer="layout" svg:x1="3.5cm" svg:y1="21.516cm" svg:x2="19.1cm" svg:y2="21.516cm">
          <text:p/>
        </draw:line>
        <draw:line draw:style-name="gr4" draw:text-style-name="P5" draw:layer="layout" svg:x1="3.4cm" svg:y1="22.54cm" svg:x2="19cm" svg:y2="22.54cm">
          <text:p/>
        </draw:line>
        <draw:line draw:style-name="gr4" draw:text-style-name="P5" draw:layer="layout" svg:x1="3.5cm" svg:y1="23.998cm" svg:x2="19.1cm" svg:y2="23.998cm">
          <text:p/>
        </draw:line>
        <draw:line draw:style-name="gr4" draw:text-style-name="P5" draw:layer="layout" svg:x1="3.5cm" svg:y1="25.298cm" svg:x2="19.1cm" svg:y2="25.298cm">
          <text:p/>
        </draw:line>
        <draw:line draw:style-name="gr4" draw:text-style-name="P5" draw:layer="layout" svg:x1="3cm" svg:y1="2.9cm" svg:x2="3.1cm" svg:y2="28.3cm">
          <text:p/>
        </draw:lin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>
        <draw:custom-shape draw:style-name="gr1" draw:text-style-name="P1" draw:layer="layout" svg:width="11.9cm" svg:height="2.5cm" svg:x="3.4cm" svg:y="2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1.098cm" svg:x="1.457cm" svg:y="1.5cm">
          <draw:text-box>
            <text:p><text:span text:style-name="T1">よてい表</text:span></text:p>
          </draw:text-box>
        </draw:frame>
        <draw:frame draw:style-name="gr55" draw:text-style-name="P21" draw:layer="layout" svg:width="1.645cm" svg:height="23.435cm" svg:x="1cm" svg:y="3.5cm">
          <draw:text-box>
            <text:p text:style-name="P3"><text:span text:style-name="T10"/></text:p>
            <text:p text:style-name="P3"><text:span text:style-name="T10">8:00</text:span></text:p>
            <text:p text:style-name="P3"><text:span text:style-name="T10"/></text:p>
            <text:p text:style-name="P3"><text:span text:style-name="T10">8:20</text:span></text:p>
            <text:p text:style-name="P3"><text:span text:style-name="T10"/></text:p>
            <text:p text:style-name="P3"><text:span text:style-name="T10">8:35</text:span></text:p>
            <text:p text:style-name="P3"><text:span text:style-name="T10"/></text:p>
            <text:p text:style-name="P3"><text:span text:style-name="T10">8:40</text:span></text:p>
            <text:p text:style-name="P3"><text:span text:style-name="T10"/></text:p>
            <text:p text:style-name="P3"><text:span text:style-name="T10"/></text:p>
            <text:p text:style-name="P3"><text:span text:style-name="T10">9:25</text:span></text:p>
            <text:p text:style-name="P3"><text:span text:style-name="T10"/></text:p>
            <text:p text:style-name="P3"><text:span text:style-name="T10">9:30</text:span></text:p>
            <text:p text:style-name="P3"><text:span text:style-name="T10"/></text:p>
            <text:p text:style-name="P3"><text:span text:style-name="T10"/></text:p>
            <text:p text:style-name="P3"><text:span text:style-name="T10">10:15</text:span></text:p>
            <text:p text:style-name="P3"><text:span text:style-name="T10"/></text:p>
            <text:p text:style-name="P3"><text:span text:style-name="T10">10:35</text:span></text:p>
            <text:p text:style-name="P3"><text:span text:style-name="T10"/></text:p>
            <text:p text:style-name="P3"><text:span text:style-name="T10"/></text:p>
            <text:p text:style-name="P3"><text:span text:style-name="T10">11:20</text:span></text:p>
            <text:p text:style-name="P3"><text:span text:style-name="T10"/></text:p>
            <text:p text:style-name="P3"><text:span text:style-name="T10">11:25</text:span></text:p>
            <text:p text:style-name="P3"><text:span text:style-name="T10"/></text:p>
            <text:p text:style-name="P3"><text:span text:style-name="T10"/></text:p>
            <text:p text:style-name="P3"><text:span text:style-name="T10">12:10</text:span></text:p>
            <text:p text:style-name="P3"><text:span text:style-name="T10"/></text:p>
            <text:p text:style-name="P3"><text:span text:style-name="T10"/></text:p>
            <text:p text:style-name="P3"><text:span text:style-name="T10">12:55</text:span></text:p>
            <text:p text:style-name="P3"><text:span text:style-name="T10"/></text:p>
            <text:p text:style-name="P3"><text:span text:style-name="T10">13:00</text:span></text:p>
            <text:p text:style-name="P3"><text:span text:style-name="T10"/></text:p>
            <text:p text:style-name="P3"><text:span text:style-name="T10">13:15</text:span></text:p>
            <text:p text:style-name="P3"><text:span text:style-name="T10"/></text:p>
            <text:p text:style-name="P3"><text:span text:style-name="T10">13:30</text:span></text:p>
            <text:p text:style-name="P3"><text:span text:style-name="T10"/></text:p>
            <text:p text:style-name="P3"><text:span text:style-name="T10"/></text:p>
            <text:p text:style-name="P3"><text:span text:style-name="T10">14:15</text:span></text:p>
            <text:p text:style-name="P3"><text:span text:style-name="T10"/></text:p>
            <text:p text:style-name="P3"><text:span text:style-name="T10">14:20</text:span></text:p>
            <text:p text:style-name="P3"><text:span text:style-name="T10"/></text:p>
            <text:p text:style-name="P3"><text:span text:style-name="T10"/></text:p>
            <text:p text:style-name="P3"><text:span text:style-name="T10">15:05</text:span></text:p>
            <text:p text:style-name="P3"><text:span text:style-name="T10"/></text:p>
            <text:p text:style-name="P3"><text:span text:style-name="T10"/></text:p>
            <text:p text:style-name="P3"><text:span text:style-name="T10">15:45</text:span></text:p>
          </draw:text-box>
        </draw:frame>
        <draw:line draw:style-name="gr4" draw:text-style-name="P5" draw:layer="layout" svg:x1="3.5cm" svg:y1="4.3cm" svg:x2="19.1cm" svg:y2="4.3cm">
          <text:p/>
        </draw:line>
        <draw:line draw:style-name="gr4" draw:text-style-name="P5" draw:layer="layout" svg:x1="3.5cm" svg:y1="5.292cm" svg:x2="19.1cm" svg:y2="5.292cm">
          <text:p/>
        </draw:line>
        <draw:line draw:style-name="gr4" draw:text-style-name="P5" draw:layer="layout" svg:x1="3.5cm" svg:y1="6.252cm" svg:x2="19.1cm" svg:y2="6.252cm">
          <text:p/>
        </draw:line>
        <draw:line draw:style-name="gr4" draw:text-style-name="P5" draw:layer="layout" svg:x1="3.5cm" svg:y1="7.298cm" svg:x2="19.1cm" svg:y2="7.298cm">
          <text:p/>
        </draw:line>
        <draw:line draw:style-name="gr4" draw:text-style-name="P5" draw:layer="layout" svg:x1="3.5cm" svg:y1="8.616cm" svg:x2="19.1cm" svg:y2="8.616cm">
          <text:p/>
        </draw:line>
        <draw:line draw:style-name="gr4" draw:text-style-name="P5" draw:layer="layout" svg:x1="15.7cm" svg:y1="2.9cm" svg:x2="15.8cm" svg:y2="28.3cm">
          <text:p/>
        </draw:line>
        <draw:line draw:style-name="gr4" draw:text-style-name="P5" draw:layer="layout" svg:x1="3.6cm" svg:y1="2.8cm" svg:x2="19.2cm" svg:y2="2.8cm">
          <text:p/>
        </draw:line>
        <draw:frame draw:style-name="gr5" draw:text-style-name="P6" draw:layer="layout" svg:width="2.517cm" svg:height="2.143cm" svg:x="16.483cm" svg:y="2.4cm">
          <draw:text-box>
            <text:p><text:span text:style-name="T3">○</text:span><text:span text:style-name="T3">×</text:span></text:p>
          </draw:text-box>
        </draw:frame>
        <draw:frame draw:style-name="gr6" draw:text-style-name="P7" draw:layer="layout" svg:width="8.528cm" svg:height="0.886cm" svg:x="6.9cm" svg:y="1.514cm">
          <draw:text-box>
            <text:p><text:span text:style-name="T4">月　　　日　　　　曜日 <text:s/>　なまえ</text:span></text:p>
          </draw:text-box>
        </draw:frame>
        <draw:frame draw:style-name="gr8" draw:text-style-name="P7" draw:layer="layout" svg:width="2.979cm" svg:height="0.886cm" svg:x="3.6cm" svg:y="25.914cm">
          <draw:text-box>
            <text:p><text:span text:style-name="T4">こうひょう</text:span></text:p>
          </draw:text-box>
        </draw:frame>
        <draw:line draw:style-name="gr4" draw:text-style-name="P5" draw:layer="layout" svg:x1="3.4cm" svg:y1="9.64cm" svg:x2="19cm" svg:y2="9.64cm">
          <text:p/>
        </draw:line>
        <draw:line draw:style-name="gr4" draw:text-style-name="P5" draw:layer="layout" svg:x1="3.5cm" svg:y1="11.098cm" svg:x2="19.1cm" svg:y2="11.098cm">
          <text:p/>
        </draw:line>
        <draw:frame draw:style-name="gr56" draw:text-style-name="P20" draw:layer="layout" svg:width="4.151cm" svg:height="21.968cm" svg:x="3.6cm" svg:y="4.4cm">
          <draw:text-box>
            <text:p><text:span text:style-name="T10">準備</text:span></text:p>
            <text:p><text:span text:style-name="T10"/></text:p>
            <text:p><text:span text:style-name="T10">パワーアップタイム</text:span></text:p>
            <text:p><text:span text:style-name="T10"/></text:p>
            <text:p><text:span text:style-name="T10">朝の会</text:span></text:p>
            <text:p><text:span text:style-name="T10"/></text:p>
            <text:p><text:span text:style-name="T10"/></text:p>
            <text:p><text:span text:style-name="T10">1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2</text:span></text:p>
            <text:p><text:span text:style-name="T10"/></text:p>
            <text:p><text:span text:style-name="T10"/></text:p>
            <text:p><text:span text:style-name="T10">中休み</text:span></text:p>
            <text:p><text:span text:style-name="T10"/></text:p>
            <text:p><text:span text:style-name="T10">3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4</text:span></text:p>
            <text:p><text:span text:style-name="T10"/></text:p>
            <text:p><text:span text:style-name="T10"/></text:p>
            <text:p><text:span text:style-name="T10"/></text:p>
            <text:p><text:span text:style-name="T10">給食</text:span></text:p>
            <text:p><text:span text:style-name="T10"/></text:p>
            <text:p><text:span text:style-name="T10">歯磨き</text:span></text:p>
            <text:p><text:span text:style-name="T10"/></text:p>
            <text:p><text:span text:style-name="T10">清掃</text:span></text:p>
            <text:p><text:span text:style-name="T10"/></text:p>
            <text:p><text:span text:style-name="T10">昼休み</text:span></text:p>
            <text:p><text:span text:style-name="T10"/></text:p>
            <text:p><text:span text:style-name="T10"/></text:p>
            <text:p><text:span text:style-name="T10">5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6</text:span></text:p>
            <text:p><text:span text:style-name="T10"/></text:p>
            <text:p><text:span text:style-name="T10"/></text:p>
            <text:p><text:span text:style-name="T10">帰りの会</text:span></text:p>
          </draw:text-box>
        </draw:frame>
        <draw:line draw:style-name="gr4" draw:text-style-name="P5" draw:layer="layout" svg:x1="3.5cm" svg:y1="11.992cm" svg:x2="19.1cm" svg:y2="11.992cm">
          <text:p/>
        </draw:line>
        <draw:line draw:style-name="gr4" draw:text-style-name="P5" draw:layer="layout" svg:x1="3.5cm" svg:y1="13.452cm" svg:x2="19.1cm" svg:y2="13.452cm">
          <text:p/>
        </draw:line>
        <draw:line draw:style-name="gr4" draw:text-style-name="P5" draw:layer="layout" svg:x1="3.5cm" svg:y1="14.498cm" svg:x2="19.1cm" svg:y2="14.498cm">
          <text:p/>
        </draw:line>
        <draw:line draw:style-name="gr4" draw:text-style-name="P5" draw:layer="layout" svg:x1="3.5cm" svg:y1="15.816cm" svg:x2="19.1cm" svg:y2="15.816cm">
          <text:p/>
        </draw:line>
        <draw:line draw:style-name="gr4" draw:text-style-name="P5" draw:layer="layout" svg:x1="3.4cm" svg:y1="17.24cm" svg:x2="19cm" svg:y2="17.24cm">
          <text:p/>
        </draw:line>
        <draw:line draw:style-name="gr4" draw:text-style-name="P5" draw:layer="layout" svg:x1="3.5cm" svg:y1="18.098cm" svg:x2="19.1cm" svg:y2="18.098cm">
          <text:p/>
        </draw:line>
        <draw:line draw:style-name="gr4" draw:text-style-name="P5" draw:layer="layout" svg:x1="3.5cm" svg:y1="19.052cm" svg:x2="19.1cm" svg:y2="19.052cm">
          <text:p/>
        </draw:line>
        <draw:line draw:style-name="gr4" draw:text-style-name="P5" draw:layer="layout" svg:x1="3.5cm" svg:y1="20.098cm" svg:x2="19.1cm" svg:y2="20.098cm">
          <text:p/>
        </draw:line>
        <draw:line draw:style-name="gr4" draw:text-style-name="P5" draw:layer="layout" svg:x1="3.5cm" svg:y1="21.516cm" svg:x2="19.1cm" svg:y2="21.516cm">
          <text:p/>
        </draw:line>
        <draw:line draw:style-name="gr4" draw:text-style-name="P5" draw:layer="layout" svg:x1="3.4cm" svg:y1="22.54cm" svg:x2="19cm" svg:y2="22.54cm">
          <text:p/>
        </draw:line>
        <draw:line draw:style-name="gr4" draw:text-style-name="P5" draw:layer="layout" svg:x1="3.5cm" svg:y1="23.998cm" svg:x2="19.1cm" svg:y2="23.998cm">
          <text:p/>
        </draw:line>
        <draw:line draw:style-name="gr4" draw:text-style-name="P5" draw:layer="layout" svg:x1="3.5cm" svg:y1="25.298cm" svg:x2="19.1cm" svg:y2="25.298cm">
          <text:p/>
        </draw:line>
        <draw:line draw:style-name="gr4" draw:text-style-name="P5" draw:layer="layout" svg:x1="3cm" svg:y1="2.9cm" svg:x2="3.1cm" svg:y2="28.3cm">
          <text:p/>
        </draw:lin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>
        <draw:frame draw:style-name="gr57" draw:text-style-name="P26" draw:layer="layout" svg:width="5.442cm" svg:height="2.618cm" svg:x="2.258cm" svg:y="0.4cm">
          <draw:text-box>
            <text:p><text:span text:style-name="T14">ToDo</text:span></text:p>
          </draw:text-box>
        </draw:frame>
        <draw:frame draw:style-name="gr58" draw:text-style-name="P2" draw:layer="layout" svg:width="5.721cm" svg:height="28.275cm" svg:x="1.423cm" svg:y="3.8cm">
          <draw:text-box>
            <text:p><text:span text:style-name="T1">☆☆☆☆☆</text:span><text:span text:style-name="T1">　・</text:span></text:p>
            <text:p><text:span text:style-name="T1"/></text:p>
            <text:p><text:span text:style-name="T1"/></text:p>
            <text:p><text:span text:style-name="T1">☆☆☆☆☆</text:span><text:span text:style-name="T1">　・</text:span></text:p>
            <text:p><text:span text:style-name="T1"/></text:p>
            <text:p><text:span text:style-name="T1"/></text:p>
            <text:p><text:span text:style-name="T1">☆☆☆☆☆</text:span><text:span text:style-name="T1">　・</text:span></text:p>
            <text:p><text:span text:style-name="T1"/></text:p>
            <text:p><text:span text:style-name="T1"/></text:p>
            <text:p><text:span text:style-name="T1">☆☆☆☆☆</text:span><text:span text:style-name="T1">　・</text:span></text:p>
            <text:p><text:span text:style-name="T1"/></text:p>
            <text:p><text:span text:style-name="T1"/></text:p>
            <text:p><text:span text:style-name="T1">☆☆☆☆☆</text:span><text:span text:style-name="T1">　・</text:span></text:p>
            <text:p><text:span text:style-name="T1"/></text:p>
            <text:p><text:span text:style-name="T1"/></text:p>
            <text:p><text:span text:style-name="T1">☆☆☆☆☆</text:span><text:span text:style-name="T1">　・</text:span></text:p>
            <text:p><text:span text:style-name="T1"/></text:p>
            <text:p><text:span text:style-name="T1"/></text:p>
            <text:p><text:span text:style-name="T1">☆☆☆☆☆</text:span><text:span text:style-name="T1">　・</text:span></text:p>
            <text:p><text:span text:style-name="T1"/></text:p>
            <text:p><text:span text:style-name="T1"/></text:p>
            <text:p><text:span text:style-name="T1">☆☆☆☆☆</text:span><text:span text:style-name="T1">　・</text:span></text:p>
            <text:p><text:span text:style-name="T1"/></text:p>
            <text:p><text:span text:style-name="T1"/></text:p>
            <text:p><text:span text:style-name="T1">☆☆☆☆☆</text:span><text:span text:style-name="T1">　・</text:span></text:p>
            <text:p><text:span text:style-name="T1"/></text:p>
            <text:p><text:span text:style-name="T1"/></text:p>
            <text:p><text:span text:style-name="T1">☆☆☆☆☆</text:span><text:span text:style-name="T1">　・</text:span></text:p>
            <text:p><text:span text:style-name="T1"/></text:p>
            <text:p><text:span text:style-name="T1"/></text:p>
          </draw:text-box>
        </draw:frame>
        <draw:custom-shape draw:style-name="gr13" draw:text-style-name="P1" draw:layer="layout" svg:width="6.9cm" svg:height="25cm" svg:x="13.1cm" svg:y="3cm">
          <text:p text:style-name="P1">+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>
        <draw:frame draw:style-name="gr59" draw:text-style-name="P26" draw:layer="layout" svg:width="10.594cm" svg:height="2.518cm" svg:x="2.206cm" svg:y="1.082cm">
          <draw:text-box>
            <text:p><text:span text:style-name="T14">タスクリスト</text:span></text:p>
          </draw:text-box>
        </draw:frame>
        <draw:frame draw:style-name="gr60" draw:text-style-name="P2" draw:layer="layout" svg:width="10.37cm" svg:height="11.2cm" svg:x="1.53cm" svg:y="4.1cm">
          <draw:text-box>
            <text:p><text:span text:style-name="T1">すること</text:span></text:p>
            <text:p><text:span text:style-name="T1"/></text:p>
            <text:p><text:span text:style-name="T1"/></text:p>
            <text:p><text:span text:style-name="T1">だれに</text:span></text:p>
            <text:p><text:span text:style-name="T1"/></text:p>
            <text:p><text:span text:style-name="T1"/></text:p>
            <text:p><text:span text:style-name="T1">いつまでに</text:span></text:p>
            <text:p><text:span text:style-name="T1"/></text:p>
            <text:p><text:span text:style-name="T1"/></text:p>
            <text:p><text:span text:style-name="T1">じゅうようど <text:s text:c="3"/>☆☆☆☆☆　</text:span></text:p>
            <text:p><text:span text:style-name="T1"/></text:p>
          </draw:text-box>
        </draw:frame>
        <draw:frame draw:style-name="gr61" draw:text-style-name="P27" draw:layer="layout" svg:width="18.422cm" svg:height="14.438cm" svg:x="1.4cm" svg:y="14.3cm">
          <draw:text-box>
            <text:p><text:span text:style-name="T8">___________________________________________________</text:span></text:p>
            <text:p><text:span text:style-name="T8"/></text:p>
            <text:p><text:span text:style-name="T8">いつ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8"/></text:p>
            <text:p><text:span text:style-name="T8">なにを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8">___________________________________________________</text:span></text:p>
            <text:p><text:span text:style-name="T8"/></text:p>
            <text:p><text:span text:style-name="T8">いつ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8"/></text:p>
            <text:p><text:span text:style-name="T8">なにを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8">___________________________________________________</text:span></text:p>
            <text:p><text:span text:style-name="T8"/></text:p>
            <text:p><text:span text:style-name="T8">いつ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8"/></text:p>
            <text:p><text:span text:style-name="T8">なにを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8">___________________________________________________</text:span></text:p>
            <text:p><text:span text:style-name="T8"/></text:p>
            <text:p><text:span text:style-name="T8">いつ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8"/></text:p>
            <text:p><text:span text:style-name="T8">かんせい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8"/></text:p>
          </draw:text-box>
        </draw:frame>
        <draw:frame draw:style-name="gr62" draw:text-style-name="P28" draw:layer="layout" svg:width="6.04cm" svg:height="1.217cm" svg:x="14.36cm" svg:y="13.683cm">
          <draw:text-box>
            <text:p text:style-name="P1"><text:span text:style-name="T10">よくできた◎　できた○</text:span></text:p>
            <text:p text:style-name="P1"><text:span text:style-name="T10">　ちょっと△　できなかった</text:span><text:span text:style-name="T10">×</text:span><text:span text:style-name="T10">　</text:span></text:p>
          </draw:text-box>
        </draw:frame>
        <draw:frame draw:style-name="gr63" draw:text-style-name="P11" draw:layer="layout" svg:width="7.487cm" svg:height="1.521cm" svg:x="12.7cm" svg:y="1.779cm">
          <draw:text-box>
            <text:p>　　　　　　年　　　月　　　日</text:p>
            <text:p>なまえ</text:p>
          </draw:text-box>
        </draw:fram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>
        <draw:frame draw:style-name="gr64" draw:text-style-name="P26" draw:layer="layout" svg:width="6.602cm" svg:height="2.518cm" svg:x="2.206cm" svg:y="1.082cm">
          <draw:text-box>
            <text:p><text:span text:style-name="T14">にんむ</text:span></text:p>
          </draw:text-box>
        </draw:frame>
        <draw:frame draw:style-name="gr65" draw:text-style-name="P2" draw:layer="layout" svg:width="8.507cm" svg:height="11.2cm" svg:x="1.53cm" svg:y="4.1cm">
          <draw:text-box>
            <text:p><text:span text:style-name="T1">だれからたのまれたか</text:span></text:p>
            <text:p><text:span text:style-name="T1"/></text:p>
            <text:p><text:span text:style-name="T1"/></text:p>
            <text:p><text:span text:style-name="T1">いつまでに</text:span></text:p>
            <text:p><text:span text:style-name="T1"/></text:p>
            <text:p><text:span text:style-name="T1"/></text:p>
            <text:p><text:span text:style-name="T1">だいじなこと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66" draw:text-style-name="P27" draw:layer="layout" svg:width="18.422cm" svg:height="18.368cm" svg:x="1.4cm" svg:y="11.2cm">
          <draw:text-box>
            <text:p><text:span text:style-name="T8">___________________________________________________</text:span></text:p>
            <text:p><text:span text:style-name="T8">いつ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15"/></text:p>
            <text:p><text:span text:style-name="T15">なにを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｜</text:span></text:p>
            <text:p><text:span text:style-name="T15"/></text:p>
            <text:p><text:span text:style-name="T15">じゅうようど <text:s text:c="3"/>☆☆☆☆☆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｜</text:span></text:p>
            <text:p><text:span text:style-name="T15">_____________________________________________</text:span><text:span text:style-name="T8">______</text:span></text:p>
            <text:p><text:span text:style-name="T8">いつ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15"/></text:p>
            <text:p><text:span text:style-name="T15">なにを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｜</text:span></text:p>
            <text:p><text:span text:style-name="T15"/></text:p>
            <text:p><text:span text:style-name="T15">じゅうようど <text:s text:c="3"/>☆☆☆☆☆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｜</text:span></text:p>
            <text:p><text:span text:style-name="T8">___________________________________________________</text:span></text:p>
            <text:p><text:span text:style-name="T8">いつ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15"/></text:p>
            <text:p><text:span text:style-name="T15">なにを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｜</text:span></text:p>
            <text:p><text:span text:style-name="T15"/></text:p>
            <text:p><text:span text:style-name="T15">じゅうようど <text:s text:c="3"/>☆☆☆☆☆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｜</text:span></text:p>
            <text:p><text:span text:style-name="T8">___________________________________________________</text:span></text:p>
            <text:p><text:span text:style-name="T8">いつ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｜</text:span></text:p>
            <text:p><text:span text:style-name="T15"/></text:p>
            <text:p><text:span text:style-name="T15">なにを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｜</text:span></text:p>
            <text:p><text:span text:style-name="T15"/></text:p>
            <text:p><text:span text:style-name="T15">じゅうようど <text:s text:c="3"/>☆☆☆☆☆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｜</text:span></text:p>
            <text:p><text:span text:style-name="T15">___________________________________________________</text:span></text:p>
            <text:p><text:span text:style-name="T8"/></text:p>
            <text:p><text:span text:style-name="T15"/></text:p>
          </draw:text-box>
        </draw:frame>
        <draw:frame draw:style-name="gr62" draw:text-style-name="P28" draw:layer="layout" svg:width="6.04cm" svg:height="1.217cm" svg:x="14.36cm" svg:y="10.583cm">
          <draw:text-box>
            <text:p text:style-name="P1"><text:span text:style-name="T10">よくできた◎　できた○</text:span></text:p>
            <text:p text:style-name="P1"><text:span text:style-name="T10">　ちょっと△　できなかった</text:span><text:span text:style-name="T10">×</text:span><text:span text:style-name="T10">　</text:span></text:p>
          </draw:text-box>
        </draw:frame>
        <draw:frame draw:style-name="gr63" draw:text-style-name="P7" draw:layer="layout" svg:width="7.487cm" svg:height="1.521cm" svg:x="12.7cm" svg:y="1.779cm">
          <draw:text-box>
            <text:p><text:span text:style-name="T4">　　　　　　年　　　月　　　日</text:span></text:p>
            <text:p><text:span text:style-name="T4">なまえ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0.943cm" fo:margin-right="0.9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3.365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17.163cm" svg:height="4.624cm" svg:x="1.896cm" svg:y="2.105cm" presentation:class="title" presentation:placeholder="true">
        <draw:text-box/>
      </draw:frame>
      <draw:frame presentation:style-name="標準-outline1" draw:layer="backgroundobjects" svg:width="17.163cm" svg:height="16.064cm" svg:x="1.896cm" svg:y="7.481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20:29:27.52</meta:creation-date>
    <meta:editing-duration>P42DT18H22M56S</meta:editing-duration>
    <meta:editing-cycles>43</meta:editing-cycles>
    <meta:generator>LibreOffice/5.4.1.2$Windows_x86 LibreOffice_project/ea7cb86e6eeb2bf3a5af73a8f7777ac570321527</meta:generator>
    <dc:date>2018-10-02T16:30:41.906000000</dc:date>
    <meta:print-date>2018-10-02T16:29:42.350000000</meta:print-date>
    <meta:document-statistic meta:object-count="696"/>
  </office:meta>
</office:document-meta>
</file>